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A8000001FBC2E92EBDF.svm"/>
  <manifest:file-entry manifest:media-type="" manifest:full-path="Pictures/200000070000425B00000F8232D28D54.svm"/>
  <manifest:file-entry manifest:media-type="" manifest:full-path="Pictures/2000000700003C5D00000E440F39C706.svm"/>
  <manifest:file-entry manifest:media-type="" manifest:full-path="Pictures/20000007000032A6000022519BBB63DC.svm"/>
  <manifest:file-entry manifest:media-type="" manifest:full-path="Pictures/2000000700001BE900001ECEE5E4E799.svm"/>
  <manifest:file-entry manifest:media-type="" manifest:full-path="Pictures/2000000700003A660000226CF2A4BA49.svm"/>
  <manifest:file-entry manifest:media-type="" manifest:full-path="Pictures/200000070000232500001006177C22EA.svm"/>
  <manifest:file-entry manifest:media-type="" manifest:full-path="Pictures/200000070000250100000EC97D11A360.svm"/>
  <manifest:file-entry manifest:media-type="" manifest:full-path="Pictures/2000000700003D650000170DDAF30954.svm"/>
  <manifest:file-entry manifest:media-type="" manifest:full-path="Pictures/2000000700001E4900000B45C74CD9F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Courier New" fo:font-size="10pt" style:font-size-asian="10pt" style:font-size-complex="10pt"/>
    </style:style>
    <style:style style:name="P3" style:family="paragraph" style:parent-style-name="Preformatted_20_Text">
      <style:text-properties fo:language="en" fo:country="none"/>
    </style:style>
    <style:style style:name="P4" style:family="paragraph" style:parent-style-name="Preformatted_20_Text">
      <style:paragraph-properties fo:margin-top="0cm" fo:margin-bottom="0.499cm"/>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paragraph-properties>
        <style:tab-stops>
          <style:tab-stop style:position="0.238cm"/>
        </style:tab-stops>
      </style:paragraph-properties>
      <style:text-properties style:font-name="Courier New" fo:font-size="10pt" style:font-size-asian="10pt" style:font-size-complex="10pt"/>
    </style:style>
    <style:style style:name="P7" style:family="paragraph" style:parent-style-name="Preformatted_20_Text">
      <style:paragraph-properties fo:margin-top="0cm" fo:margin-bottom="0.499cm"/>
    </style:style>
    <style:style style:name="P8" style:family="paragraph" style:parent-style-name="Preformatted_20_Text">
      <style:paragraph-properties fo:margin-top="0cm" fo:margin-bottom="0.499cm"/>
      <style:text-properties fo:language="en" fo:country="none"/>
    </style:style>
    <style:style style:name="P9" style:family="paragraph" style:parent-style-name="Preformatted_20_Text">
      <style:text-properties style:font-name="Times New Roman" fo:font-size="12pt" style:font-size-asian="12pt" style:font-size-complex="12pt"/>
    </style:style>
    <style:style style:name="P10" style:family="paragraph" style:parent-style-name="Preformatted_20_Text">
      <style:text-properties fo:color="#000000"/>
    </style:style>
    <style:style style:name="P11" style:family="paragraph" style:parent-style-name="Preformatted_20_Text">
      <style:text-properties fo:color="#000000" style:font-name="Times New Roman" fo:font-size="12pt" style:font-size-asian="12pt" style:font-size-complex="12pt"/>
    </style:style>
    <style:style style:name="P12" style:family="paragraph" style:parent-style-name="Preformatted_20_Text">
      <style:paragraph-properties>
        <style:tab-stops>
          <style:tab-stop style:position="0.238cm"/>
        </style:tab-stops>
      </style:paragraph-properties>
      <style:text-properties style:font-name="Courier New" fo:font-size="10pt" style:font-size-asian="10pt" style:font-size-complex="10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fo:background-color="#ffcc99" style:font-weight-asian="bold" style:font-weight-complex="bold"/>
    </style:style>
    <style:style style:name="T5" style:family="text">
      <style:text-properties style:text-underline-style="solid" style:text-underline-width="auto" style:text-underline-color="font-color" fo:font-weight="normal" fo:background-color="#ffcc99" style:font-weight-asian="normal" style:font-weight-complex="normal"/>
    </style:style>
    <style:style style:name="T6" style:family="text">
      <style:text-properties fo:color="#0000ff"/>
    </style:style>
    <style:style style:name="T7" style:family="text">
      <style:text-properties fo:background-color="#ffcc99"/>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color="#008000"/>
    </style:style>
    <style:style style:name="T12" style:family="text">
      <style:text-properties fo:color="#008000" style:text-outline="false" style:text-line-through-style="none" style:font-name="Tahoma" fo:font-size="10pt" fo:letter-spacing="normal"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3" style:family="text">
      <style:text-properties fo:color="#008000" style:text-outline="false" style:text-line-through-style="none" style:font-name="Tahoma" fo:font-size="10pt" fo:letter-spacing="normal" fo:font-style="normal" fo:text-shadow="none" style:text-underline-style="solid" style:text-underline-width="auto" style:text-underline-color="font-color"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4" style:family="text">
      <style:text-properties fo:color="#008000" style:text-outline="false" style:text-line-through-style="none" style:font-name="Tahoma" fo:font-size="10pt" fo:letter-spacing="normal" fo:font-style="normal" fo:text-shadow="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5" style:family="text">
      <style:text-properties fo:color="#008000" style:text-outline="false" style:text-line-through-style="none" style:font-name="Tahoma" fo:letter-spacing="normal"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text-overline-style="none" style:text-overline-color="font-color"/>
    </style:style>
    <style:style style:name="T16" style:family="text">
      <style:text-properties fo:color="#008000" style:text-outline="false" style:text-line-through-style="none" style:font-name="Tahoma" fo:letter-spacing="normal" fo:font-style="normal" fo:text-shadow="none" style:text-underline-style="solid" style:text-underline-width="auto" style:text-underline-color="font-color" fo:font-weight="normal" style:letter-kerning="true" style:font-name-asian="Tahoma" style:font-style-asian="normal" style:font-weight-asian="normal" style:font-name-complex="Tahoma" style:font-style-complex="normal" style:font-weight-complex="normal" style:text-emphasize="none" style:text-overline-style="none" style:text-overline-color="font-color"/>
    </style:style>
    <style:style style:name="T17" style:family="text">
      <style:text-properties fo:color="#008000" style:text-outline="false" style:text-line-through-style="none" style:font-name="Tahoma" fo:letter-spacing="normal" fo:font-style="normal" fo:text-shadow="none" fo:font-weight="normal" style:letter-kerning="true" style:font-name-asian="Tahoma" style:font-style-asian="normal" style:font-weight-asian="normal" style:font-name-complex="Tahoma" style:font-style-complex="normal" style:font-weight-complex="normal" style:text-emphasize="none" style:text-overline-style="none" style:text-overline-color="font-color"/>
    </style:style>
    <style:style style:name="T18" style:family="text">
      <style:text-properties fo:color="#008000" style:text-outline="false" style:text-line-through-style="none" fo:letter-spacing="normal"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text-overline-style="none" style:text-overline-color="font-color"/>
    </style:style>
    <style:style style:name="T19" style:family="text">
      <style:text-properties fo:color="#008000" style:text-outline="false" style:text-line-through-style="none" fo:letter-spacing="normal" fo:font-style="normal" fo:text-shadow="none" style:text-underline-style="solid" style:text-underline-width="auto" style:text-underline-color="font-color" fo:font-weight="normal" style:letter-kerning="true" style:font-name-asian="Tahoma" style:font-style-asian="normal" style:font-weight-asian="normal" style:font-name-complex="Tahoma" style:font-style-complex="normal" style:font-weight-complex="normal" style:text-emphasize="none" style:text-overline-style="none" style:text-overline-color="font-color"/>
    </style:style>
    <style:style style:name="T20" style:family="text">
      <style:text-properties fo:color="#008000" style:text-outline="false" style:text-line-through-style="none" fo:letter-spacing="normal" fo:font-style="normal" fo:text-shadow="none" fo:font-weight="normal" style:letter-kerning="true" style:font-name-asian="Tahoma" style:font-style-asian="normal" style:font-weight-asian="normal" style:font-name-complex="Tahoma" style:font-style-complex="normal" style:font-weight-complex="normal" style:text-emphasize="none" style:text-overline-style="none" style:text-overline-color="font-color"/>
    </style:style>
    <style:style style:name="T21" style:family="text">
      <style:text-properties style:text-position="super 58%"/>
    </style:style>
    <style:style style:name="T22" style:family="text">
      <style:text-properties style:text-position="super 58%" style:text-underline-style="none"/>
    </style:style>
    <style:style style:name="T23" style:family="text">
      <style:text-properties style:font-name="Courier New" fo:font-size="10pt" style:font-size-asian="10pt" style:font-size-complex="10pt"/>
    </style:style>
    <style:style style:name="T24" style:family="text">
      <style:text-properties style:use-window-font-color="true" style:text-outline="false" style:text-line-through-style="none" style:font-name="Tahoma" fo:font-size="10pt" fo:letter-spacing="normal"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Tahoma" fo:font-size="10pt" fo:letter-spacing="normal" fo:font-style="normal" fo:text-shadow="none" style:text-underline-style="solid" style:text-underline-width="auto" style:text-underline-color="font-color"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Tahoma" fo:font-size="10pt" fo:letter-spacing="normal" fo:font-style="normal" fo:text-shadow="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27" style:family="text">
      <style:text-properties fo:font-style="italic" style:font-style-asian="italic" style:font-style-complex="italic"/>
    </style:style>
    <style:style style:name="T28" style:family="text">
      <style:text-properties fo:color="#800000"/>
    </style:style>
    <style:style style:name="T29" style:family="text">
      <style:text-properties fo:color="#800000" style:text-position="super 58%"/>
    </style:style>
    <style:style style:name="T30" style:family="text">
      <style:text-properties fo:color="#000000"/>
    </style:style>
    <style:style style:name="T31" style:family="text">
      <style:text-properties fo:background-color="#b3b3b3"/>
    </style:style>
    <style:style style:name="T32"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CS101_-_Unit_6_Homework"/>CS101 - Unit 6 Homework</text:p>
      <text:p text:style-name="Standard"><text:bookmark text:name="Question_1_-_Recursive_Grammars"/><text:bookmark text:name="line-2"/><text:span text:style-name="T4">Question 1 - Recursive Grammars</text:span><text:bookmark text:name="line-3"/><text:span text:style-name="T7">:</text:span> Which of the BNF grammars below can produce infinitely many words starting from Word? <text:bookmark text:name="line-5"/><text:bookmark text:name="line-4"/></text:p>
      <text:p text:style-name="Standard"><text:bookmark text:name="line-6"/><text:span text:style-name="T6">Word</text:span> → udacity<office:annotation><dc:creator>Unknown Author</dc:creator><dc:date>2012-07-10T15:49:03.90</dc:date><text:p text:style-name="P13"><text:span text:style-name="T32">Generates infinite number of words – audacity, aaudcaity, aaaudacity, etc.</text:span></text:p></office:annotation><text:line-break/><text:span text:style-name="T6">Word</text:span> → a <text:span text:style-name="T6">Word</text:span> <text:bookmark text:name="line-8"/><text:bookmark text:name="line-7"/></text:p>
      <text:p text:style-name="Standard"/>
      <text:p text:style-name="Standard"><text:bookmark text:name="line-9"/><text:span text:style-name="T6">Word</text:span> → <text:span text:style-name="T6">Root Tail</text:span><text:span text:style-name="T6"><office:annotation><dc:creator>Unknown Author</dc:creator><dc:date>2012-07-10T15:49:30.90</dc:date><text:p text:style-name="P13"><text:span text:style-name="T32">Generates 8 words – see below</text:span></text:p></office:annotation></text:span><text:line-break/><text:span text:style-name="T6">Root</text:span> → uda<text:line-break/><text:span text:style-name="T6">Root</text:span> → boda<text:line-break/><text:span text:style-name="T6">Root</text:span> → <text:span text:style-name="T6">Tail</text:span><text:line-break/><text:span text:style-name="T6">Tail</text:span> → cious<text:line-break/><text:span text:style-name="T6">Tail</text:span> → city <text:bookmark text:name="line-11"/><text:bookmark text:name="line-10"/></text:p>
      <text:p text:style-name="Standard"/>
      <text:p text:style-name="Standard"><text:bookmark text:name="line-12"/><text:span text:style-name="T6">Word</text:span> → <text:span text:style-name="T6">Pre</text:span> udacious<office:annotation><dc:creator>Unknown Author</dc:creator><dc:date>2012-07-10T15:49:43.90</dc:date><text:p text:style-name="P13"><text:span text:style-name="T32">Generates infinite number of words – first substitution rule gives “Pre udacious”; from here, we could make “super udacious,” but we can also make “Pres super udacious,” and via this second substitution rule, we can add an infinite number of “supers” to the word root</text:span></text:p></office:annotation><text:line-break/><text:span text:style-name="T6">Pre</text:span> → super<text:line-break/><text:span text:style-name="T6">Pre</text:span> → <text:span text:style-name="T6">Pre</text:span> super <text:bookmark text:name="line-14"/><text:bookmark text:name="line-13"/></text:p>
      <text:p text:style-name="Standard"><draw:frame draw:style-name="fr1" draw:name="graphics1" text:anchor-type="paragraph" svg:width="12.966cm" svg:height="6.858cm" draw:z-index="0"><draw:image xlink:href="Pictures/20000007000032A6000022519BBB63DC.svm" xlink:type="simple" xlink:show="embed" xlink:actuate="onLoad"/></draw:frame></text:p>
      <text:p text:style-name="Standard"><draw:frame draw:style-name="fr1" draw:name="graphics2" text:anchor-type="paragraph" svg:width="14.951cm" svg:height="7.08cm" draw:z-index="1"><draw:image xlink:href="Pictures/2000000700003A660000226CF2A4BA49.svm"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3" text:anchor-type="paragraph" svg:width="14.975cm" svg:height="6.105cm" draw:z-index="2"><draw:image xlink:href="Pictures/2000000700003A8000001FBC2E92EBDF.svm" xlink:type="simple" xlink:show="embed" xlink:actuate="onLoad"/></draw:frame><text:bookmark text:name="Question_2_-_Rabbits_Multiplying"/><text:bookmark text:name="line-16"/><text:bookmark text:name="line-15"/><text:span text:style-name="T4">Question 2 - Rabbits</text:span><text:span text:style-name="T3"> </text:span><text:span text:style-name="T9">Multiplying: A</text:span> (slightly) more realistic model of rabbit multiplication than the Fibonacci model, would assume that rabbits eventually die. For this question, some rabbits die from month 6 onwards. Thus, we can model the number of rabbits as: </text:p>
      <text:p text:style-name="Standard"><text:tab/><text:tab/>rabbits(1) = 1 # There is one pair of immature rabbits in Month 1</text:p>
      <text:p text:style-name="Standard"><text:tab/><text:tab/>rabbits(2) = 1 # There is one pair of mature rabbits in Month 2</text:p>
      <text:p text:style-name="Standard">For months 3-5<text:bookmark text:name="line-131"/>, same as Fibonacci model, no rabbits dying yet</text:p>
      <text:p text:style-name="Standard"><text:bookmark text:name="line-141"/><text:tab/><text:tab/>rabbits(n) = rabbits(n - 1) + rabbits(n - 2) </text:p>
      <text:p text:style-name="Standard">For months &gt; 5:<text:bookmark text:name="line-181"/> All the rabbits that are over 5 months old die along with a few others so that the number that die is equal to the number alive 5 months ago.<text:bookmark text:name="line-201"/> Before dying, the bunnies reproduce.</text:p>
      <text:p text:style-name="Standard"><text:tab/><text:tab/>rabbits(n) = rabbits(n - 1) + rabbits(n - 2) - rabbits(n - 5) <text:s/></text:p>
      <text:p text:style-name="Standard">This produces the rabbit sequence: 1, 1, 2, 3, 5, 7, 11, 16, 24, 35, 52, ... <text:s/>Define a procedure rabbits that takes as input a number n, and returns a <text:s/>number that is the value of the nth <text:tab/>number in the rabbit sequence. <text:s/>For example, rabbits(10) → 35. (It is okay if your procedure takes too<text:bookmark text:name="line-281"/> long to run on inputs above 30.)</text:p>
      <text:p text:style-name="Standard"><text:bookmark text:name="line-291"/></text:p>
      <text:p text:style-name="Preformatted_20_Text"><text:bookmark text:name="line-301"/>def rabbits(n):</text:p>
      <text:p text:style-name="Preformatted_20_Text"><text:tab/>if n == 0:</text:p>
      <text:p text:style-name="Preformatted_20_Text"><text:tab/><text:tab/>return 0</text:p>
      <text:p text:style-name="Preformatted_20_Text"><text:tab/>if n == 1<office:annotation><dc:creator>Unknown Author</dc:creator><dc:date>2012-07-10T16:47:23.90</dc:date><text:p text:style-name="P13"><text:span text:style-name="T32">Defines base case, as given above</text:span></text:p></office:annotation>: </text:p>
      <text:p text:style-name="Preformatted_20_Text"><text:tab/><text:tab/>return 1</text:p>
      <text:p text:style-name="Preformatted_20_Text"><text:tab/>if n&gt;1 and n&lt;5:<office:annotation><dc:creator>Unknown Author</dc:creator><dc:date>2012-07-10T16:53:59.91</dc:date><text:p text:style-name="P13"><text:span text:style-name="T32">This works like a second base case, to account for situations in which the formula in the line <text:s/>below would produce a negative number</text:span></text:p></office:annotation> </text:p>
      <text:p text:style-name="Preformatted_20_Text"><text:tab/><text:tab/>return rabbits(n - 1) + rabbits(n - 2) </text:p>
      <text:p text:style-name="Preformatted_20_Text"><text:tab/>else: </text:p>
      <text:p text:style-name="Preformatted_20_Text"><text:tab/><text:tab/>return rabbits(n - 1) + rabbits(n - 2) - rabbits(n – 5)</text:p>
      <text:p text:style-name="Preformatted_20_Text"><text:tab/><text:tab/><text:span text:style-name="T11"># my structure is a lot different from the answer below, but it <text:tab/><text:tab/><text:tab/># works</text:span></text:p>
      <text:p text:style-name="Preformatted_20_Text">print rabbits(10)</text:p>
      <text:p text:style-name="Preformatted_20_Text">#&gt;&gt;&gt; 35</text:p>
      <text:p text:style-name="Preformatted_20_Text"/>
      <text:p text:style-name="Preformatted_20_Text">s = ""</text:p>
      <text:p text:style-name="Preformatted_20_Text">for i in range(1,12):</text:p>
      <text:p text:style-name="Preformatted_20_Text"><text:s text:c="4"/>s = s + str(rabbits(i)) + " "</text:p>
      <text:p text:style-name="Preformatted_20_Text">print s</text:p>
      <text:p text:style-name="Preformatted_20_Text">#&gt;&gt;&gt; 1 1 2 3 5 7 11 16 24 35 52</text:p>
      <text:p text:style-name="Preformatted_20_Text"><text:bookmark text:name="line-441"/>ANSWER</text:p>
      <text:p text:style-name="Standard"><draw:frame draw:style-name="fr2" draw:name="graphics4" text:anchor-type="paragraph" svg:width="15.453cm" svg:height="3.651cm" draw:z-index="3"><draw:image xlink:href="Pictures/2000000700003C5D00000E440F39C706.svm" xlink:type="simple" xlink:show="embed" xlink:actuate="onLoad"/></draw:frame><text:bookmark text:name="Question_3_-_Spreading_Udaciousness"/><text:bookmark text:name="line-66"/><text:bookmark text:name="line-651"/><text:soft-page-break/><text:span text:style-name="T4">Question 3 - Spreading Udaciousness</text:span><text:span text:style-name="T9">: One</text:span> of our modest goals is to teach everyone in the world to program and understand computer science. To estimate how long this will take we have developed a (very flawed!) model: Everyone answering this question will convince a number, spread (input to the model), of their friends to take the course next offering. This will continue, so that all of the newly recruited students, as well as the original students, will convince <text:span text:style-name="T1">spread</text:span> of their friends to take the following offering of the course. Recruited friends are unique, so there is no duplication among the newly recruited students. </text:p>
      <text:p text:style-name="Standard"><text:tab/>Define a procedure, hexes_to_udaciousness(n, spread,target), that takes three inputs: the starting number of Udacians, the spread rate (how many new friends each Udacian convinces to join each hexamester), and the target number, and outputs the number of hexamesters needed to reach (or exceed) the target.</text:p>
      <text:p text:style-name="Standard"><text:tab/>For credit, your procedure must not use: while, for, or import math. </text:p>
      <text:p text:style-name="Standard"><text:bookmark text:name="line-20-1"/></text:p>
      <text:p text:style-name="Preformatted_20_Text"><text:bookmark text:name="line-21-1"/>def hexes_to_udaciousness(n, spread, target):</text:p>
      <text:p text:style-name="Preformatted_20_Text"><text:tab/>if n &gt;= target:</text:p>
      <text:p text:style-name="Preformatted_20_Text"><text:tab/><text:tab/>return 0<office:annotation><dc:creator>Unknown Author</dc:creator><dc:date>2012-07-11T08:57:56.91</dc:date><text:p text:style-name="P13"><text:span text:style-name="T32">Base case – no need for further activity to reach the target (or “stop the activity that has resulted in n equalling or exceeding the target”)</text:span></text:p></office:annotation></text:p>
      <text:p text:style-name="Preformatted_20_Text"><text:tab/>return <office:annotation><dc:creator>Unknown Author</dc:creator><dc:date>2012-07-11T08:56:09.91</dc:date><text:p text:style-name="P13"><text:span text:style-name="T32">This +1 works as a counter in the recursion – once n exceeds the target, the procedure will return 0, and as it works back through the previous recursions, these ones will tally up to be the number of hexamesters – there is no other value to this procedure: it's just a question of how many recursive cycles are required to reach the base case</text:span></text:p></office:annotation>1 + hexes_to_udaciousness(n + (n * spread<office:annotation><dc:creator>Unknown Author</dc:creator><dc:date>2012-07-11T08:59:25.91</dc:date><text:p text:style-name="P13"><text:span text:style-name="T32">This change to n could also be written as (n *(1+ spread))</text:span></text:p></office:annotation>), spread, target)</text:p>
      <text:p text:style-name="Preformatted_20_Text"><text:bookmark text:name="line-23-1"/></text:p>
      <text:p text:style-name="Preformatted_20_Text"><text:bookmark text:name="line-24-1"/></text:p>
      <text:p text:style-name="Preformatted_20_Text"><text:bookmark text:name="line-25-1"/>#0 more needed, since n already exceeds target</text:p>
      <text:p text:style-name="Preformatted_20_Text"><text:bookmark text:name="line-26-1"/>#print hexes_to_udaciousness(100000, 2, 36230) </text:p>
      <text:p text:style-name="Preformatted_20_Text"><text:bookmark text:name="line-27-1"/>#&gt;&gt;&gt; 0</text:p>
      <text:p text:style-name="Preformatted_20_Text"><text:bookmark text:name="line-28-1"/></text:p>
      <text:p text:style-name="Preformatted_20_Text"><text:bookmark text:name="line-29-1"/>#after 1 hexamester, there will be 50000 + (50000 * 2) Udacians</text:p>
      <text:p text:style-name="Preformatted_20_Text"><text:bookmark text:name="line-30-1"/>#print hexes_to_udaciousness(50000, 2, 150000) </text:p>
      <text:p text:style-name="Preformatted_20_Text"><text:bookmark text:name="line-31-1"/>#&gt;&gt;&gt; 1 </text:p>
      <text:p text:style-name="Preformatted_20_Text"><text:bookmark text:name="line-32-1"/></text:p>
      <text:p text:style-name="Preformatted_20_Text"><text:bookmark text:name="line-33-1"/>#need to match or exceed the target</text:p>
      <text:p text:style-name="Preformatted_20_Text"><text:bookmark text:name="line-34-1"/>#print hexes_to_udaciousness(50000, 2, 150001)</text:p>
      <text:p text:style-name="Preformatted_20_Text"><text:bookmark text:name="line-35-1"/>#&gt;&gt;&gt; 2 </text:p>
      <text:p text:style-name="Preformatted_20_Text"><text:bookmark text:name="line-36-1"/></text:p>
      <text:p text:style-name="Preformatted_20_Text"><text:bookmark text:name="line-37-1"/>#only 12 hexamesters (2 years) to world domination!</text:p>
      <text:p text:style-name="Preformatted_20_Text"><text:bookmark text:name="line-38-1"/>#print hexes_to_udaciousness(20000, 2, 7 * 10 ** 9) </text:p>
      <text:p text:style-name="Preformatted_20_Text"><text:bookmark text:name="line-39-1"/>#&gt;&gt;&gt; 12 </text:p>
      <text:p text:style-name="Preformatted_20_Text"><text:bookmark text:name="line-40-1"/></text:p>
      <text:p text:style-name="Preformatted_20_Text"><text:bookmark text:name="line-41-1"/>#more friends means faster world domination!</text:p>
      <text:p text:style-name="Preformatted_20_Text"><text:bookmark text:name="line-42-1"/>#print hexes_to_udaciousness(15000, 3, 7 * 10 ** 9)</text:p>
      <text:p text:style-name="Preformatted_20_Text"><text:bookmark text:name="line-43-1"/>#&gt;&gt;&gt; 10 </text:p>
      <text:p text:style-name="Standard"/>
      <text:p text:style-name="Standard">To clarify, walk through this procedure for hexes_to_udaciousness(3000, 2, 1500000)</text:p>
      <text:p text:style-name="Standard"><text:tab/>&gt;1<text:span text:style-name="T21">st</text:span> time through procedure: n == 3000, target == 1,500,000, so the if statement is not <text:tab/><text:tab/><text:tab/>executed</text:p>
      <text:p text:style-name="Standard"><text:tab/><text:tab/>&gt;&gt; return 1 + hexes_to_udaciousness(3000 + 6000, 2, 1500000)</text:p>
      <text:p text:style-name="Standard"><text:tab/>&gt;2<text:span text:style-name="T21">nd</text:span> time, n==9000, if statement not executed</text:p>
      <text:p text:style-name="Standard"><text:tab/><text:tab/>&gt;&gt; return 1 + hexes_to_udaciousness(9000 + 18000, 2, 1500000)</text:p>
      <text:p text:style-name="Standard"><text:tab/>&gt;3<text:span text:style-name="T21">rd</text:span> time, n==27000, if statement not executed</text:p>
      <text:p text:style-name="Standard"><text:tab/><text:tab/>&gt;&gt;return<text:span text:style-name="T7"> 1</text:span> + hexes_to_udaciousness(27000 + 54000, 2, 1500000)</text:p>
      <text:p text:style-name="Standard"><text:tab/>&gt;4<text:span text:style-name="T21">th</text:span> time, n==81000, if statement not executed</text:p>
      <text:p text:style-name="Standard"><text:tab/><text:tab/>&gt;&gt; return <text:span text:style-name="T7">1</text:span> + hexes_to_udaciousness(81000 + 162000, 2, 1500000)</text:p>
      <text:p text:style-name="Standard"><text:tab/>&gt;5<text:span text:style-name="T21">th</text:span> time, n==243000, if statement not executed</text:p>
      <text:p text:style-name="Standard"><text:tab/><text:tab/>&gt;&gt; return <text:span text:style-name="T7">1</text:span> + hexes_to_udaciousness(243000 + 486000, 2, 1500000)</text:p>
      <text:p text:style-name="Standard"><text:tab/>&gt;6<text:span text:style-name="T21">th</text:span> time, n==729000, if statement not executed</text:p>
      <text:p text:style-name="Standard"><text:tab/><text:tab/>&gt;&gt; return <text:span text:style-name="T7">1</text:span> + hexes_to_udaciousness(729000 + 1458000, 2, 1500000)</text:p>
      <text:p text:style-name="Standard"><text:tab/>&gt;7<text:span text:style-name="T21">th</text:span> time, n== 2,187,000 <text:span text:style-name="T1">n is now greater than target, so the if statement is executed</text:span></text:p>
      <text:p text:style-name="Standard"><text:tab/><text:tab/>&gt;&gt; return 0</text:p>
      <text:p text:style-name="Standard"><text:tab/><text:tab/>&gt;&gt; thus the procedure says that value for hexes_to_udaciousness(729000 + 1458000, <text:tab/><text:tab/><text:tab/>2, 1500000) is 0, and hands 0 back to the previous 6<text:span text:style-name="T21">th</text:span> step, the value of which <text:soft-page-break/><text:tab/><text:tab/><text:tab/>is now 1 + 0, or 1</text:p>
      <text:p text:style-name="Standard"><text:tab/><text:tab/>&gt;&gt; similarly, the 6<text:span text:style-name="T21">th</text:span> step now hands 1 back to the 5<text:span text:style-name="T21">th</text:span> step, , resulting in 1 + 1, or 2</text:p>
      <text:p text:style-name="Standard"><text:tab/><text:tab/>&gt;&gt; the 5<text:span text:style-name="T21">th</text:span> step hands 2 to the 4<text:span text:style-name="T21">th</text:span> step, which is now 2 + 1, 3</text:p>
      <text:p text:style-name="Standard"><text:tab/><text:tab/>&gt;&gt; the 4<text:span text:style-name="T21">th</text:span> step hands 3 to the 3<text:span text:style-name="T21">rd</text:span> step, where 1 is added – 3 + 1 = 4</text:p>
      <text:p text:style-name="Standard"><text:tab/><text:tab/>&gt;&gt; the 3<text:span text:style-name="T21">rd</text:span> step hands 4 to the 2<text:span text:style-name="T21">nd</text:span> step – 4 + 1 = 5</text:p>
      <text:p text:style-name="Standard"><text:tab/><text:tab/>&gt;&gt; the 2<text:span text:style-name="T21">nd</text:span> step hands 5 to the 1<text:span text:style-name="T21">st</text:span> <text:s/>step – 5 + 1 = 6</text:p>
      <text:p text:style-name="Standard"><text:tab/>&gt; 6 is the value returned for the entire procedure – the number of hexamesters needed to <text:tab/><text:tab/>reach the target</text:p>
      <text:p text:style-name="Standard"/>
      <text:p text:style-name="Standard"><text:bookmark text:name="Question_4_-_Deep_Count"/><text:bookmark text:name="line-118"/><text:bookmark text:name="line-117"/><text:bookmark text:name="line-45-1"/><text:span text:style-name="T4">Question 4 - Deep Count</text:span> – The built-in len operator outputs the number of top-level elements in a list, but not the total number of elements. For this question, your goal is to count the total number of elements in a list, including all of the inner lists. Define a procedure, deep_count, that takes as input a list, and outputs the total number of elements in the list, including all elements in lists that it</text:p>
      <text:p text:style-name="Standard">contains. For this procedure, you will need a way to test if a value is a list. We have provided a procedure, is_list(p) that does this:</text:p>
      <text:p text:style-name="Standard"><text:bookmark text:name="line-15-2"/><text:tab/><text:tab/><text:span text:style-name="T23">def is_list(p):</text:span></text:p>
      <text:p text:style-name="P2"><text:bookmark text:name="line-16-2"/><text:s text:c="2"/><text:tab/><text:tab/><text:tab/>return isinstance(p, list)</text:p>
      <text:p text:style-name="Standard">It is not necessary to understand how is_list works. It returns True if the input is a List, and returns False otherwise.</text:p>
      <text:p text:style-name="Standard"><text:bookmark text:name="line-20-2"/></text:p>
      <text:p text:style-name="Preformatted_20_Text"><text:bookmark text:name="line-21-2"/>def deep_count(p):</text:p>
      <text:p text:style-name="Preformatted_20_Text"><text:s text:c="4"/>sum_len = len(p)<office:annotation><dc:creator>Unknown Author</dc:creator><dc:date>2012-07-11T10:31:59.92</dc:date><text:p text:style-name="P13"><text:span text:style-name="T32">Counts all the first-level elements in the list</text:span></text:p></office:annotation></text:p>
      <text:p text:style-name="Preformatted_20_Text"><text:s text:c="4"/>if sum_len == 0: </text:p>
      <text:p text:style-name="Preformatted_20_Text"><text:s text:c="8"/>return 0<office:annotation><dc:creator>Unknown Author</dc:creator><dc:date>2012-07-11T10:32:21.92</dc:date><text:p text:style-name="P13"><text:span text:style-name="T32">Base case</text:span></text:p></office:annotation></text:p>
      <text:p text:style-name="Preformatted_20_Text"><text:s text:c="4"/>for e in p: </text:p>
      <text:p text:style-name="Preformatted_20_Text"><text:s text:c="8"/>if is_list(e) == True:<office:annotation><dc:creator>Unknown Author</dc:creator><dc:date>2012-07-11T10:32:34.92</dc:date><text:p text:style-name="P13"><text:span text:style-name="T32">For each list element, if it is itself a list, return sum_len + the result of deep_count on that element – which recalls deep_count</text:span></text:p></office:annotation> </text:p>
      <text:p text:style-name="Preformatted_20_Text"><text:s text:c="12"/>return sum_len + deep_count(e)</text:p>
      <text:p text:style-name="Preformatted_20_Text"><text:s text:c="4"/>return sum_len</text:p>
      <text:p text:style-name="Preformatted_20_Text"/>
      <text:p text:style-name="Preformatted_20_Text"><text:bookmark text:name="line-23-2"/>SEE FURTHER DISCUSSION OF THIS CODE BENEATH THE ANSWER AT THE END OF THE PROBLEM</text:p>
      <text:p text:style-name="Preformatted_20_Text"/>
      <text:p text:style-name="Preformatted_20_Text"><text:bookmark text:name="line-27-2"/>#print deep_count([1, 2, 3])</text:p>
      <text:p text:style-name="Preformatted_20_Text"><text:bookmark text:name="line-28-2"/>#&gt;&gt;&gt; 3</text:p>
      <text:p text:style-name="Preformatted_20_Text"><text:bookmark text:name="line-29-2"/></text:p>
      <text:p text:style-name="Preformatted_20_Text"><text:bookmark text:name="line-30-2"/># the empty list still counts as an element of the outer list</text:p>
      <text:p text:style-name="Preformatted_20_Text"><text:bookmark text:name="line-31-2"/>#print deep_count([1, [], 3]) </text:p>
      <text:p text:style-name="Preformatted_20_Text"><text:bookmark text:name="line-32-2"/>#&gt;&gt;&gt; 3 </text:p>
      <text:p text:style-name="Preformatted_20_Text"><text:bookmark text:name="line-33-2"/></text:p>
      <text:p text:style-name="Preformatted_20_Text"><text:bookmark text:name="line-34-2"/>#print deep_count([1, [1, 2, [3, 4]]])</text:p>
      <text:p text:style-name="Preformatted_20_Text"><text:bookmark text:name="line-35-2"/>#&gt;&gt;&gt; 7</text:p>
      <text:p text:style-name="Preformatted_20_Text"><text:bookmark text:name="line-36-2"/></text:p>
      <text:p text:style-name="Preformatted_20_Text"><text:bookmark text:name="line-37-2"/>#print deep_count([[[[[[[[1, 2, 3]]]]]]]])</text:p>
      <text:p text:style-name="Standard"><text:bookmark text:name="line-38-2"/>#&gt;&gt;&gt; 10</text:p>
      <text:p text:style-name="Standard">ANSWER</text:p>
      <text:p text:style-name="Standard"><draw:frame draw:style-name="fr1" draw:name="graphics5" text:anchor-type="paragraph" svg:width="9.474cm" svg:height="3.785cm" draw:z-index="4"><draw:image xlink:href="Pictures/200000070000250100000EC97D11A360.svm" xlink:type="simple" xlink:show="embed" xlink:actuate="onLoad"/></draw:frame>&gt;This is somewhat different than mine, but it makes a bit more intuitive sense, perhaps</text:p>
      <text:p text:style-name="Standard"><text:tab/>&gt;&gt; begin with sum == 0</text:p>
      <text:p text:style-name="Standard"><text:tab/>&gt;&gt; for each element of p, add 1 to sum</text:p>
      <text:p text:style-name="Standard"><text:tab/>&gt;&gt; check whether any element of p is a list</text:p>
      <text:p text:style-name="Standard"><text:tab/>&gt;&gt; if it is, sum becomes the sum of the elements at the first list-level and the elements at the <text:soft-page-break/><text:tab/><text:tab/> next list level – this is the recursive step</text:p>
      <text:p text:style-name="Standard"><text:tab/>&gt;&gt; after all elements in all lists (including sublists) have been checked to see whether any of <text:tab/><text:tab/>them are lists, and all the elements tallied, return sum</text:p>
      <text:p text:style-name="Standard">&gt; mine goes more like: </text:p>
      <text:p text:style-name="Standard"><text:tab/>&gt;&gt; begin with sum == len(p)</text:p>
      <text:p text:style-name="Standard"><text:tab/>&gt;&gt; for each element of p, see whether it's a list</text:p>
      <text:p text:style-name="Standard"><text:tab/>&gt;&gt; if it is, return len(p) &lt;i.e., sum_len&gt; + deep_count(e) – via recursion, sum_len becomes <text:tab/><text:tab/>the sum of the len(p) values for every sublist, added to the len(p) value for the <text:tab/><text:tab/><text:tab/>original list</text:p>
      <text:p text:style-name="Standard"><text:tab/><text:tab/>** the procedure returns sum_len, so for print deep_count([1, [1, 2, [3, 4]]]) it returns <text:tab/><text:tab/><text:tab/>2 + 3 + 2 <text:s/>that is, (the two elements of list [3,4] + <text:s/>the three elements of list <text:tab/><text:tab/><text:tab/>[1,2,[3,4]] + the two elements of list [1,[1,2,[3,4]]]) </text:p>
      <text:p text:style-name="Standard"><text:tab/><text:tab/>** the return sum_len + deep_count(e) adds these up consecutively – the deep_count <text:tab/><text:tab/><text:tab/>procedure is called three times – once for each list outlined above</text:p>
      <text:p text:style-name="Standard"><text:tab/><text:tab/><text:tab/>&gt;&gt; the third call returns 2 as the value of deep_count(e)</text:p>
      <text:p text:style-name="Standard"><text:tab/><text:tab/><text:tab/>&gt;&gt; <text:s/>at the second call, sum_len is 3, which is added to 2 from the previous <text:tab/><text:tab/><text:tab/><text:tab/>step, so at this stage, sum_len is 5, and this value is returned to the <text:tab/><text:tab/><text:tab/><text:tab/>first call</text:p>
      <text:p text:style-name="Standard"><text:tab/><text:tab/><text:tab/>&gt;&gt; the list at the first call has two elements, so sum_len is 2, which is added <text:tab/><text:tab/><text:tab/><text:tab/>to 5 from the previous two calls of the procedure – all together, this <text:tab/><text:tab/><text:tab/><text:tab/>gives sum_len=7, which is the correct number of elements in all three <text:tab/><text:tab/><text:tab/><text:tab/>of the lists</text:p>
      <text:p text:style-name="Standard"/>
      <text:p text:style-name="Standard"><text:bookmark text:name="Question_5_-_Feeling_Lucky"/><text:bookmark text:name="line-160"/><text:span text:style-name="T4">Question 5 - Feeling Lucky</text:span>: In Unit 6, we implemented a page ranking algorithm, but didn't finish the final step of using it to improve our search results. For this question, you will use</text:p>
      <text:p text:style-name="Standard">the page rankings to produce the best output for a given query. Define a procedure, lucky_search, that takes as input an <office:annotation><dc:creator>Unknown Author</dc:creator><dc:date>2012-07-11T11:02:31.93</dc:date><text:p text:style-name="P13"><text:span text:style-name="T32">Index is made up of [keyword: [list of associated URLs]]</text:span></text:p></office:annotation>index, a rank<office:annotation><dc:creator>Unknown Author</dc:creator><dc:date>2012-07-11T11:00:34.93</dc:date><text:p text:style-name="P13"><text:span text:style-name="T32">Ranks is a dictionary mapping each page to its current rank – a list made up of URL:0.x value</text:span></text:p></office:annotation>s dictionary (the result of compute_ranks), and a keyword, and returns the one URL most likely to be the best site for that keyword. If the keyword does not appear in the index, lucky_search should return None.</text:p>
      <text:p text:style-name="Standard"><text:bookmark text:name="line-11-3"/></text:p>
      <text:p text:style-name="Preformatted_20_Text">def lucky_search(index, ranks, keyword):</text:p>
      <text:p text:style-name="Preformatted_20_Text"><text:s text:c="4"/>rankings = []</text:p>
      <text:p text:style-name="Preformatted_20_Text"><text:s text:c="4"/>coll_urls = []</text:p>
      <text:p text:style-name="Preformatted_20_Text"><text:s text:c="4"/>for element in index: </text:p>
      <text:p text:style-name="Preformatted_20_Text"><text:s text:c="8"/>if element == keyword: </text:p>
      <text:p text:style-name="Preformatted_20_Text"><text:s text:c="12"/>assoc_urls = index[keyword]</text:p>
      <text:p text:style-name="Preformatted_20_Text"><text:s text:c="12"/>for item in assoc_urls: </text:p>
      <text:p text:style-name="Preformatted_20_Text"><text:s text:c="16"/>for u in ranks:</text:p>
      <text:p text:style-name="Preformatted_20_Text"><text:s text:c="20"/>if item == u:<office:annotation><dc:creator>Unknown Author</dc:creator><dc:date>2012-07-11T12:34:59.93</dc:date><text:p text:style-name="P13"><text:span text:style-name="T32">If the URL appears in the ranks <text:s/>dictionary</text:span></text:p></office:annotation></text:p>
      <text:p text:style-name="Preformatted_20_Text"><text:s text:c="24"/>rankings.append(ranks[u])<office:annotation><dc:creator>Unknown Author</dc:creator><dc:date>2012-07-11T12:34:44.93</dc:date><text:p text:style-name="P13"><text:span text:style-name="T32">Put the ranking in a list</text:span></text:p></office:annotation></text:p>
      <text:p text:style-name="Preformatted_20_Text"><text:s text:c="24"/>coll_urls.append(u)<office:annotation><dc:creator>Unknown Author</dc:creator><dc:date>2012-07-11T12:34:11.94</dc:date><text:p text:style-name="P13"><text:span text:style-name="T32">Put the URL in a list in a place that corresponds to the place of its rank in the “rankings” list</text:span></text:p></office:annotation></text:p>
      <text:p text:style-name="Preformatted_20_Text"><text:s text:c="12"/>comparison = 0</text:p>
      <text:p text:style-name="Preformatted_20_Text"><text:s text:c="12"/>for p in rankings: <office:annotation><dc:creator>Unknown Author</dc:creator><dc:date>2012-07-11T12:34:00.94</dc:date><text:p text:style-name="P13"><text:span text:style-name="T32">Establish which ranking is the highest</text:span></text:p></office:annotation></text:p>
      <text:p text:style-name="Preformatted_20_Text"><text:s text:c="16"/>if p &gt; comparison: </text:p>
      <text:p text:style-name="Preformatted_20_Text"><text:s text:c="20"/>comparison = p</text:p>
      <text:p text:style-name="Preformatted_20_Text"><text:s text:c="12"/>greatest_position = rankings.index(comparison)<office:annotation><dc:creator>Unknown Author</dc:creator><dc:date>2012-07-11T12:33:45.94</dc:date><text:p text:style-name="P13"><text:span text:style-name="T32">Find the position of the highest ranking</text:span></text:p></office:annotation></text:p>
      <text:p text:style-name="Preformatted_20_Text"><text:s text:c="12"/>return coll_urls[greatest_position]<office:annotation><dc:creator>Unknown Author</dc:creator><dc:date>2012-07-11T12:33:29.94</dc:date><text:p text:style-name="P13"><text:span text:style-name="T32">Return the URL at the position matching the highest ranking</text:span></text:p></office:annotation></text:p>
      <text:p text:style-name="Preformatted_20_Text"><text:s text:c="4"/>return None<office:annotation><dc:creator>Unknown Author</dc:creator><dc:date>2012-07-11T12:32:59.94</dc:date><text:p text:style-name="P13"><text:span text:style-name="T32">If the keyword does not appear in the index, return none – I wonder about this being here; it seems unsafe at the end, but it should be OK</text:span></text:p></office:annotation></text:p>
      <text:p text:style-name="Preformatted_20_Text"/>
      <text:p text:style-name="Preformatted_20_Text">ANSWER</text:p>
      <text:p text:style-name="Standard"><draw:frame draw:style-name="fr1" draw:name="graphics6" text:anchor-type="paragraph" svg:width="8.998cm" svg:height="4.103cm" draw:z-index="5"><draw:image xlink:href="Pictures/200000070000232500001006177C22EA.svm" xlink:type="simple" xlink:show="embed" xlink:actuate="onLoad"/></draw:frame><text:soft-page-break/>&gt; The answer is definitely shorter &amp; simpler than mine</text:p>
      <text:p text:style-name="Standard"><text:tab/>&gt;&gt; use lookup to get index[keyword] – the list of associated URLs</text:p>
      <text:p text:style-name="Standard"><text:tab/>&gt;&gt; if there's no instance of the keyword in the index, return None</text:p>
      <text:p text:style-name="Standard"><text:tab/>&gt;&gt; set best_page arbitrarily equal to the first URL in [pages]</text:p>
      <text:p text:style-name="Standard"><text:tab/>&gt;&gt; for each URL in the list of associated URLs, </text:p>
      <text:p text:style-name="Standard"><text:tab/><text:tab/>if ranks[for that URL] – i.e., the number value associated with the URL in the ranks <text:tab/><text:tab/><text:tab/>dictionary – is greater than the value for ranks[best_page],</text:p>
      <text:p text:style-name="Standard"><text:tab/><text:tab/>then replace best_page with the URL just examined, i.e., candidate</text:p>
      <text:p text:style-name="Standard"><text:tab/>&gt;&gt; keep doing that until all URLs in the list of associated URLS have been examined (i.e., <text:tab/><text:tab/>until every candidate in pages has been examined)</text:p>
      <text:p text:style-name="Standard"><text:tab/>&gt;&gt; return best_page, which will be the URL with the highest rank value</text:p>
      <text:p text:style-name="Standard">&gt;My code is more complicated in that it makes lists to compare – it would be better to use the lists <text:tab/>that already exist, and use tools to compare them</text:p>
      <text:p text:style-name="Preformatted_20_Text"/>
      <text:p text:style-name="Preformatted_20_Text"/>
      <text:p text:style-name="Preformatted_20_Text">ADDITIONAL CODE NEEDED FOR THE QUESTION CAN BE FOUND BELOW <text:s/></text:p>
      <text:p text:style-name="Preformatted_20_Text"><text:bookmark text:name="line-13-3"/><text:s text:c="4"/><text:bookmark text:name="line-14-3"/><text:s text:c="9"/></text:p>
      <text:p text:style-name="Preformatted_20_Text"><text:bookmark text:name="line-15-3"/></text:p>
      <text:p text:style-name="Preformatted_20_Text"><text:bookmark text:name="line-16-3"/>cache = {</text:p>
      <text:p text:style-name="Preformatted_20_Text"><text:bookmark text:name="line-17-3"/><text:s text:c="3"/>'http://udacity.com/cs101x/urank/index.html': """&lt;html&gt;</text:p>
      <text:p text:style-name="Preformatted_20_Text"><text:bookmark text:name="line-18-3"/>&lt;body&gt;</text:p>
      <text:p text:style-name="Preformatted_20_Text"><text:bookmark text:name="line-19-3"/>&lt;h1&gt;Dave's Cooking Algorithms&lt;/h1&gt;</text:p>
      <text:p text:style-name="Preformatted_20_Text"><text:bookmark text:name="line-20-3"/>&lt;p&gt;</text:p>
      <text:p text:style-name="Preformatted_20_Text"><text:bookmark text:name="line-21-3"/>Here are my favorite recipies:</text:p>
      <text:p text:style-name="Preformatted_20_Text"><text:bookmark text:name="line-22-3"/>&lt;ul&gt;</text:p>
      <text:p text:style-name="Preformatted_20_Text"><text:bookmark text:name="line-23-3"/>&lt;li&gt; &lt;a href="http://udacity.com/cs101x/urank/hummus.html"&gt;Hummus Recipe&lt;/a&gt;</text:p>
      <text:p text:style-name="Preformatted_20_Text"><text:bookmark text:name="line-24-3"/>&lt;li&gt; &lt;a href="http://udacity.com/cs101x/urank/arsenic.html"&gt;World's Best Hummus&lt;/a&gt;</text:p>
      <text:p text:style-name="Preformatted_20_Text"><text:bookmark text:name="line-25-3"/>&lt;li&gt; &lt;a href="http://udacity.com/cs101x/urank/kathleen.html"&gt;Kathleen's Hummus Recipe&lt;/a&gt;</text:p>
      <text:p text:style-name="Preformatted_20_Text"><text:bookmark text:name="line-26-3"/>&lt;/ul&gt;</text:p>
      <text:p text:style-name="Preformatted_20_Text"><text:bookmark text:name="line-27-3"/></text:p>
      <text:p text:style-name="Preformatted_20_Text"><text:bookmark text:name="line-28-3"/>For more expert opinions, check out the </text:p>
      <text:p text:style-name="Preformatted_20_Text"><text:bookmark text:name="line-29-3"/>&lt;a href="http://udacity.com/cs101x/urank/nickel.html"&gt;Nickel Chef&lt;/a&gt; </text:p>
      <text:p text:style-name="Preformatted_20_Text"><text:bookmark text:name="line-30-3"/>and &lt;a href="http://udacity.com/cs101x/urank/zinc.html"&gt;Zinc Chef&lt;/a&gt;.</text:p>
      <text:p text:style-name="Preformatted_20_Text"><text:bookmark text:name="line-31-3"/>&lt;/body&gt;</text:p>
      <text:p text:style-name="Preformatted_20_Text"><text:bookmark text:name="line-32-3"/>&lt;/html&gt;</text:p>
      <text:p text:style-name="Preformatted_20_Text"><text:bookmark text:name="line-39-2"/>""",</text:p>
      <text:p text:style-name="Preformatted_20_Text"><text:bookmark text:name="line-40-2"/><text:s text:c="3"/>'http://udacity.com/cs101x/urank/zinc.html': """&lt;html&gt;</text:p>
      <text:p text:style-name="Preformatted_20_Text"><text:bookmark text:name="line-41-2"/>&lt;body&gt;</text:p>
      <text:p text:style-name="Preformatted_20_Text"><text:bookmark text:name="line-42-2"/>&lt;h1&gt;The Zinc Chef&lt;/h1&gt;</text:p>
      <text:p text:style-name="Preformatted_20_Text"><text:bookmark text:name="line-43-2"/>&lt;p&gt;</text:p>
      <text:p text:style-name="Preformatted_20_Text"><text:bookmark text:name="line-44-2"/>I learned everything I know from </text:p>
      <text:p text:style-name="Preformatted_20_Text"><text:bookmark text:name="line-45-2"/>&lt;a href="http://udacity.com/cs101x/urank/nickel.html"&gt;the Nickel Chef&lt;/a&gt;.</text:p>
      <text:p text:style-name="Preformatted_20_Text"><text:bookmark text:name="line-461"/>&lt;/p&gt;</text:p>
      <text:p text:style-name="Preformatted_20_Text"><text:bookmark text:name="line-471"/>&lt;p&gt;</text:p>
      <text:p text:style-name="Preformatted_20_Text"><text:bookmark text:name="line-481"/>For great hummus, try </text:p>
      <text:p text:style-name="Preformatted_20_Text"><text:bookmark text:name="line-491"/>&lt;a href="http://udacity.com/cs101x/urank/arsenic.html"&gt;this recipe&lt;/a&gt;.</text:p>
      <text:p text:style-name="Preformatted_20_Text"><text:bookmark text:name="line-501"/></text:p>
      <text:p text:style-name="Preformatted_20_Text"><text:bookmark text:name="line-511"/>&lt;/body&gt;</text:p>
      <text:p text:style-name="Preformatted_20_Text"><text:bookmark text:name="line-521"/>&lt;/html&gt;</text:p>
      <text:p text:style-name="Preformatted_20_Text"><text:bookmark text:name="line-591"/><text:soft-page-break/>""",</text:p>
      <text:p text:style-name="Preformatted_20_Text"><text:bookmark text:name="line-601"/><text:s text:c="3"/>'http://udacity.com/cs101x/urank/nickel.html': """&lt;html&gt;</text:p>
      <text:p text:style-name="Preformatted_20_Text"><text:bookmark text:name="line-611"/>&lt;body&gt;</text:p>
      <text:p text:style-name="Preformatted_20_Text"><text:bookmark text:name="line-621"/>&lt;h1&gt;The Nickel Chef&lt;/h1&gt;</text:p>
      <text:p text:style-name="Preformatted_20_Text"><text:bookmark text:name="line-631"/>&lt;p&gt;</text:p>
      <text:p text:style-name="Preformatted_20_Text"><text:bookmark text:name="line-641"/>This is the</text:p>
      <text:p text:style-name="Preformatted_20_Text"><text:bookmark text:name="line-652"/>&lt;a href="http://udacity.com/cs101x/urank/kathleen.html"&gt;</text:p>
      <text:p text:style-name="Preformatted_20_Text"><text:bookmark text:name="line-661"/>best Hummus recipe!</text:p>
      <text:p text:style-name="Preformatted_20_Text"><text:bookmark text:name="line-671"/>&lt;/a&gt;</text:p>
      <text:p text:style-name="Preformatted_20_Text"><text:bookmark text:name="line-681"/></text:p>
      <text:p text:style-name="Preformatted_20_Text"><text:bookmark text:name="line-691"/>&lt;/body&gt;</text:p>
      <text:p text:style-name="Preformatted_20_Text"><text:bookmark text:name="line-701"/>&lt;/html&gt;</text:p>
      <text:p text:style-name="Preformatted_20_Text"><text:bookmark text:name="line-771"/>""",</text:p>
      <text:p text:style-name="Preformatted_20_Text"><text:bookmark text:name="line-781"/><text:s text:c="3"/>'http://udacity.com/cs101x/urank/kathleen.html': """&lt;html&gt;</text:p>
      <text:p text:style-name="Preformatted_20_Text"><text:bookmark text:name="line-791"/>&lt;body&gt;</text:p>
      <text:p text:style-name="Preformatted_20_Text"><text:bookmark text:name="line-801"/>&lt;h1&gt;</text:p>
      <text:p text:style-name="Preformatted_20_Text"><text:bookmark text:name="line-812"/>Kathleen's Hummus Recipe</text:p>
      <text:p text:style-name="Preformatted_20_Text"><text:bookmark text:name="line-821"/>&lt;/h1&gt;</text:p>
      <text:p text:style-name="Preformatted_20_Text"><text:bookmark text:name="line-831"/>&lt;p&gt;</text:p>
      <text:p text:style-name="Preformatted_20_Text"><text:bookmark text:name="line-841"/></text:p>
      <text:p text:style-name="Preformatted_20_Text"><text:bookmark text:name="line-851"/>&lt;ol&gt;</text:p>
      <text:p text:style-name="Preformatted_20_Text"><text:bookmark text:name="line-861"/>&lt;li&gt; Open a can of garbonzo beans.</text:p>
      <text:p text:style-name="Preformatted_20_Text"><text:bookmark text:name="line-871"/>&lt;li&gt; Crush them in a blender.</text:p>
      <text:p text:style-name="Preformatted_20_Text"><text:bookmark text:name="line-881"/>&lt;li&gt; Add 3 tablesppons of tahini sauce.</text:p>
      <text:p text:style-name="Preformatted_20_Text"><text:bookmark text:name="line-891"/>&lt;li&gt; Squeeze in one lemon.</text:p>
      <text:p text:style-name="Preformatted_20_Text"><text:bookmark text:name="line-901"/>&lt;li&gt; Add salt, pepper, and buttercream frosting to taste.</text:p>
      <text:p text:style-name="Preformatted_20_Text"><text:bookmark text:name="line-912"/>&lt;/ol&gt;</text:p>
      <text:p text:style-name="Preformatted_20_Text"><text:bookmark text:name="line-921"/></text:p>
      <text:p text:style-name="Preformatted_20_Text"><text:bookmark text:name="line-931"/>&lt;/body&gt;</text:p>
      <text:p text:style-name="Preformatted_20_Text"><text:bookmark text:name="line-941"/>&lt;/html&gt;</text:p>
      <text:p text:style-name="Preformatted_20_Text"><text:bookmark text:name="line-961"/>""",</text:p>
      <text:p text:style-name="Preformatted_20_Text"><text:bookmark text:name="line-971"/><text:s text:c="3"/>'http://udacity.com/cs101x/urank/arsenic.html': """&lt;html&gt;</text:p>
      <text:p text:style-name="Preformatted_20_Text"><text:bookmark text:name="line-981"/>&lt;body&gt;</text:p>
      <text:p text:style-name="Preformatted_20_Text"><text:bookmark text:name="line-991"/>&lt;h1&gt;</text:p>
      <text:p text:style-name="Preformatted_20_Text"><text:bookmark text:name="line-1001"/>The Arsenic Chef's World Famous Hummus Recipe</text:p>
      <text:p text:style-name="Preformatted_20_Text"><text:bookmark text:name="line-1012"/>&lt;/h1&gt;</text:p>
      <text:p text:style-name="Preformatted_20_Text"><text:bookmark text:name="line-1021"/>&lt;p&gt;</text:p>
      <text:p text:style-name="Preformatted_20_Text"><text:bookmark text:name="line-1031"/></text:p>
      <text:p text:style-name="Preformatted_20_Text"><text:bookmark text:name="line-1041"/>&lt;ol&gt;</text:p>
      <text:p text:style-name="Preformatted_20_Text"><text:bookmark text:name="line-1051"/>&lt;li&gt; Kidnap the &lt;a href="http://udacity.com/cs101x/urank/nickel.html"&gt;Nickel Chef&lt;/a&gt;.</text:p>
      <text:p text:style-name="Preformatted_20_Text"><text:bookmark text:name="line-1061"/>&lt;li&gt; Force her to make hummus for you.</text:p>
      <text:p text:style-name="Preformatted_20_Text"><text:bookmark text:name="line-1071"/>&lt;/ol&gt;</text:p>
      <text:p text:style-name="Preformatted_20_Text"><text:bookmark text:name="line-1081"/></text:p>
      <text:p text:style-name="Preformatted_20_Text"><text:bookmark text:name="line-1091"/>&lt;/body&gt;</text:p>
      <text:p text:style-name="Preformatted_20_Text"><text:bookmark text:name="line-1101"/>&lt;/html&gt;</text:p>
      <text:p text:style-name="Preformatted_20_Text"><text:bookmark text:name="line-1112"/></text:p>
      <text:p text:style-name="Preformatted_20_Text"><text:bookmark text:name="line-1121"/>""",</text:p>
      <text:p text:style-name="Preformatted_20_Text"><text:bookmark text:name="line-1131"/><text:s text:c="3"/>'http://udacity.com/cs101x/urank/hummus.html': """&lt;html&gt;</text:p>
      <text:p text:style-name="Preformatted_20_Text"><text:bookmark text:name="line-1141"/>&lt;body&gt;</text:p>
      <text:p text:style-name="Preformatted_20_Text"><text:bookmark text:name="line-1151"/>&lt;h1&gt;</text:p>
      <text:p text:style-name="Preformatted_20_Text"><text:bookmark text:name="line-1161"/>Hummus Recipe</text:p>
      <text:p text:style-name="Preformatted_20_Text"><text:bookmark text:name="line-1171"/>&lt;/h1&gt;</text:p>
      <text:p text:style-name="Preformatted_20_Text"><text:bookmark text:name="line-1181"/>&lt;p&gt;</text:p>
      <text:p text:style-name="Preformatted_20_Text"><text:bookmark text:name="line-1191"/></text:p>
      <text:p text:style-name="Preformatted_20_Text"><text:bookmark text:name="line-1201"/>&lt;ol&gt;</text:p>
      <text:p text:style-name="Preformatted_20_Text"><text:bookmark text:name="line-1212"/>&lt;li&gt; Go to the store and buy a container of hummus.</text:p>
      <text:p text:style-name="Preformatted_20_Text"><text:bookmark text:name="line-1221"/>&lt;li&gt; Open it.</text:p>
      <text:p text:style-name="Preformatted_20_Text"><text:bookmark text:name="line-1231"/>&lt;/ol&gt;</text:p>
      <text:p text:style-name="Preformatted_20_Text"><text:bookmark text:name="line-1241"/></text:p>
      <text:p text:style-name="Preformatted_20_Text"><text:bookmark text:name="line-1251"/>&lt;/body&gt;</text:p>
      <text:p text:style-name="Preformatted_20_Text"><text:bookmark text:name="line-1261"/>&lt;/html&gt;</text:p>
      <text:p text:style-name="Preformatted_20_Text"><text:bookmark text:name="line-1312"/>""",</text:p>
      <text:p text:style-name="Preformatted_20_Text"><text:bookmark text:name="line-1321"/>}</text:p>
      <text:p text:style-name="Preformatted_20_Text"><text:bookmark text:name="line-1331"/><text:soft-page-break/></text:p>
      <text:p text:style-name="Preformatted_20_Text"><text:bookmark text:name="line-1341"/>def get_page(url):</text:p>
      <text:p text:style-name="Preformatted_20_Text"><text:bookmark text:name="line-1351"/><text:s text:c="4"/>if url in cache:</text:p>
      <text:p text:style-name="Preformatted_20_Text"><text:bookmark text:name="line-1361"/><text:s text:c="8"/>return cache[url]</text:p>
      <text:p text:style-name="Preformatted_20_Text"><text:bookmark text:name="line-1371"/><text:s text:c="4"/>return ""</text:p>
      <text:p text:style-name="Preformatted_20_Text"><text:bookmark text:name="line-1381"/></text:p>
      <text:p text:style-name="Preformatted_20_Text"><text:bookmark text:name="line-1391"/></text:p>
      <text:p text:style-name="Preformatted_20_Text"><text:bookmark text:name="line-1401"/>def get_next_target(page):</text:p>
      <text:p text:style-name="Preformatted_20_Text"><text:bookmark text:name="line-1412"/><text:s text:c="4"/>start_link = page.find('&lt;a href=')</text:p>
      <text:p text:style-name="Preformatted_20_Text"><text:bookmark text:name="line-1421"/><text:s text:c="4"/>if start_link == -1: </text:p>
      <text:p text:style-name="Preformatted_20_Text"><text:bookmark text:name="line-1431"/><text:s text:c="8"/>return None, 0</text:p>
      <text:p text:style-name="Preformatted_20_Text"><text:bookmark text:name="line-1441"/><text:s text:c="4"/>start_quote = page.find('"', start_link)</text:p>
      <text:p text:style-name="Preformatted_20_Text"><text:bookmark text:name="line-1451"/><text:s text:c="4"/>end_quote = page.find('"', start_quote + 1)</text:p>
      <text:p text:style-name="Preformatted_20_Text"><text:bookmark text:name="line-1461"/><text:s text:c="4"/>url = page[start_quote + 1:end_quote]</text:p>
      <text:p text:style-name="Preformatted_20_Text"><text:bookmark text:name="line-1471"/><text:s text:c="4"/>return url, end_quote</text:p>
      <text:p text:style-name="Preformatted_20_Text"><text:bookmark text:name="line-1481"/></text:p>
      <text:p text:style-name="Preformatted_20_Text"><text:bookmark text:name="line-1491"/>def get_all_links(page):</text:p>
      <text:p text:style-name="Preformatted_20_Text"><text:bookmark text:name="line-1501"/><text:s text:c="4"/>links = []</text:p>
      <text:p text:style-name="Preformatted_20_Text"><text:bookmark text:name="line-1512"/><text:s text:c="4"/>while True:</text:p>
      <text:p text:style-name="Preformatted_20_Text"><text:bookmark text:name="line-1521"/><text:s text:c="8"/>url, endpos = get_next_target(page)</text:p>
      <text:p text:style-name="Preformatted_20_Text"><text:bookmark text:name="line-1531"/><text:s text:c="8"/>if url:</text:p>
      <text:p text:style-name="Preformatted_20_Text"><text:bookmark text:name="line-1541"/><text:s text:c="12"/>links.append(url)</text:p>
      <text:p text:style-name="Preformatted_20_Text"><text:bookmark text:name="line-1551"/><text:s text:c="12"/>page = page[endpos:]</text:p>
      <text:p text:style-name="Preformatted_20_Text"><text:bookmark text:name="line-1561"/><text:s text:c="8"/>else:</text:p>
      <text:p text:style-name="Preformatted_20_Text"><text:bookmark text:name="line-1571"/><text:s text:c="12"/>break</text:p>
      <text:p text:style-name="Preformatted_20_Text"><text:bookmark text:name="line-1581"/><text:s text:c="4"/>return links</text:p>
      <text:p text:style-name="Preformatted_20_Text"><text:bookmark text:name="line-1591"/></text:p>
      <text:p text:style-name="Preformatted_20_Text"><text:bookmark text:name="line-1601"/></text:p>
      <text:p text:style-name="Preformatted_20_Text"><text:bookmark text:name="line-1612"/>def union(a, b):</text:p>
      <text:p text:style-name="Preformatted_20_Text"><text:bookmark text:name="line-1621"/><text:s text:c="4"/>for e in b:</text:p>
      <text:p text:style-name="Preformatted_20_Text"><text:bookmark text:name="line-1631"/><text:s text:c="8"/>if e not in a:</text:p>
      <text:p text:style-name="Preformatted_20_Text"><text:bookmark text:name="line-1641"/><text:s text:c="12"/>a.append(e)</text:p>
      <text:p text:style-name="Preformatted_20_Text"><text:bookmark text:name="line-1651"/></text:p>
      <text:p text:style-name="Preformatted_20_Text"><text:bookmark text:name="line-1661"/>def add_page_to_index(index, url, content):</text:p>
      <text:p text:style-name="Preformatted_20_Text"><text:bookmark text:name="line-1671"/><text:s text:c="4"/>words = content.split()</text:p>
      <text:p text:style-name="Preformatted_20_Text"><text:bookmark text:name="line-1681"/><text:s text:c="4"/>for word in words:</text:p>
      <text:p text:style-name="Preformatted_20_Text"><text:bookmark text:name="line-1691"/><text:s text:c="8"/>add_to_index(index, word, url)</text:p>
      <text:p text:style-name="Preformatted_20_Text"><text:bookmark text:name="line-1701"/><text:s text:c="8"/></text:p>
      <text:p text:style-name="Preformatted_20_Text"><text:bookmark text:name="line-1712"/>def add_to_index(index, keyword, url):</text:p>
      <text:p text:style-name="Preformatted_20_Text"><text:bookmark text:name="line-1721"/><text:s text:c="4"/>if keyword in index:</text:p>
      <text:p text:style-name="Preformatted_20_Text"><text:bookmark text:name="line-1731"/><text:s text:c="8"/>index[keyword].append(url)</text:p>
      <text:p text:style-name="Preformatted_20_Text"><text:bookmark text:name="line-1741"/><text:s text:c="4"/>else:</text:p>
      <text:p text:style-name="Preformatted_20_Text"><text:bookmark text:name="line-1751"/><text:s text:c="8"/>index[keyword] = [url]</text:p>
      <text:p text:style-name="Preformatted_20_Text"><text:bookmark text:name="line-1761"/><text:s text:c="4"/></text:p>
      <text:p text:style-name="Preformatted_20_Text"><text:bookmark text:name="line-1771"/>def lookup(index, keyword):</text:p>
      <text:p text:style-name="Preformatted_20_Text"><text:bookmark text:name="line-1781"/><text:s text:c="4"/>if keyword in index:</text:p>
      <text:p text:style-name="Preformatted_20_Text"><text:bookmark text:name="line-1791"/><text:s text:c="8"/>return index[keyword]</text:p>
      <text:p text:style-name="Preformatted_20_Text"><text:bookmark text:name="line-1801"/><text:s text:c="4"/>else:</text:p>
      <text:p text:style-name="Preformatted_20_Text"><text:bookmark text:name="line-1812"/><text:s text:c="8"/>return None</text:p>
      <text:p text:style-name="Preformatted_20_Text"><text:bookmark text:name="line-1821"/></text:p>
      <text:p text:style-name="Preformatted_20_Text"><text:bookmark text:name="line-1831"/>def crawl_web(seed): # returns index, graph of inlinks</text:p>
      <text:p text:style-name="Preformatted_20_Text"><text:bookmark text:name="line-1841"/><text:s text:c="4"/>tocrawl = [seed]</text:p>
      <text:p text:style-name="Preformatted_20_Text"><text:bookmark text:name="line-1851"/><text:s text:c="4"/>crawled = []</text:p>
      <text:p text:style-name="Preformatted_20_Text"><text:bookmark text:name="line-1861"/><text:s text:c="4"/>graph = {} <text:s/># &lt;url&gt;, [list of pages it links to]</text:p>
      <text:p text:style-name="Preformatted_20_Text"><text:bookmark text:name="line-1871"/><text:s text:c="4"/>index = {} </text:p>
      <text:p text:style-name="Preformatted_20_Text"><text:bookmark text:name="line-1881"/><text:s text:c="4"/>while tocrawl: </text:p>
      <text:p text:style-name="Preformatted_20_Text"><text:bookmark text:name="line-1891"/><text:s text:c="8"/>page = tocrawl.pop()</text:p>
      <text:p text:style-name="Preformatted_20_Text"><text:bookmark text:name="line-1901"/><text:s text:c="8"/>if page not in crawled:</text:p>
      <text:p text:style-name="Preformatted_20_Text"><text:bookmark text:name="line-1912"/><text:s text:c="12"/>content = get_page(page)</text:p>
      <text:p text:style-name="Preformatted_20_Text"><text:bookmark text:name="line-1921"/><text:s text:c="12"/>add_page_to_index(index, page, content)</text:p>
      <text:p text:style-name="Preformatted_20_Text"><text:bookmark text:name="line-1931"/><text:s text:c="12"/>outlinks = get_all_links(content)</text:p>
      <text:p text:style-name="Preformatted_20_Text"><text:bookmark text:name="line-1941"/><text:s text:c="12"/>graph[page] = outlinks</text:p>
      <text:p text:style-name="Preformatted_20_Text"><text:bookmark text:name="line-1951"/><text:s text:c="12"/>union(tocrawl, outlinks)</text:p>
      <text:p text:style-name="Preformatted_20_Text"><text:bookmark text:name="line-1961"/><text:s text:c="12"/>crawled.append(page)</text:p>
      <text:p text:style-name="Preformatted_20_Text"><text:bookmark text:name="line-1971"/><text:soft-page-break/><text:s text:c="4"/>return index, graph</text:p>
      <text:p text:style-name="Preformatted_20_Text"><text:bookmark text:name="line-1981"/></text:p>
      <text:p text:style-name="Preformatted_20_Text"><text:bookmark text:name="line-1991"/>def compute_ranks(graph):</text:p>
      <text:p text:style-name="Preformatted_20_Text"><text:bookmark text:name="line-2001"/><text:s text:c="4"/>d = 0.8 # damping factor</text:p>
      <text:p text:style-name="Preformatted_20_Text"><text:bookmark text:name="line-2012"/><text:s text:c="4"/>numloops = 10</text:p>
      <text:p text:style-name="Preformatted_20_Text"><text:bookmark text:name="line-2021"/><text:s text:c="4"/></text:p>
      <text:p text:style-name="Preformatted_20_Text"><text:bookmark text:name="line-2031"/><text:s text:c="4"/>ranks = {}</text:p>
      <text:p text:style-name="Preformatted_20_Text"><text:bookmark text:name="line-2041"/><text:s text:c="4"/>npages = len(graph)</text:p>
      <text:p text:style-name="Preformatted_20_Text"><text:bookmark text:name="line-2051"/><text:s text:c="4"/>for page in graph:</text:p>
      <text:p text:style-name="Preformatted_20_Text"><text:bookmark text:name="line-2061"/><text:s text:c="8"/>ranks[page] = 1.0 / npages</text:p>
      <text:p text:style-name="Preformatted_20_Text"><text:bookmark text:name="line-2071"/><text:s text:c="4"/></text:p>
      <text:p text:style-name="Preformatted_20_Text"><text:bookmark text:name="line-2081"/><text:s text:c="4"/>for i in range(0, numloops):</text:p>
      <text:p text:style-name="Preformatted_20_Text"><text:bookmark text:name="line-2091"/><text:s text:c="8"/>newranks = {}</text:p>
      <text:p text:style-name="Preformatted_20_Text"><text:bookmark text:name="line-2102"/><text:s text:c="8"/>for page in graph:</text:p>
      <text:p text:style-name="Preformatted_20_Text"><text:bookmark text:name="line-2112"/><text:s text:c="12"/>newrank = (1 - d) / npages</text:p>
      <text:p text:style-name="Preformatted_20_Text"><text:bookmark text:name="line-2121"/><text:s text:c="12"/>for node in graph:</text:p>
      <text:p text:style-name="Preformatted_20_Text"><text:bookmark text:name="line-2131"/><text:s text:c="16"/>if page in graph[node]:</text:p>
      <text:p text:style-name="Preformatted_20_Text"><text:bookmark text:name="line-2141"/><text:s text:c="20"/>newrank = newrank + d * (ranks[node] / len(graph[node]))</text:p>
      <text:p text:style-name="Preformatted_20_Text"><text:bookmark text:name="line-2151"/><text:s text:c="12"/>newranks[page] = newrank</text:p>
      <text:p text:style-name="Preformatted_20_Text"><text:bookmark text:name="line-2161"/><text:s text:c="8"/>ranks = newranks</text:p>
      <text:p text:style-name="Preformatted_20_Text"><text:bookmark text:name="line-2171"/><text:s text:c="4"/>return ranks</text:p>
      <text:p text:style-name="Preformatted_20_Text"><text:bookmark text:name="line-2181"/></text:p>
      <text:p text:style-name="Preformatted_20_Text"><text:bookmark text:name="line-2191"/></text:p>
      <text:p text:style-name="Preformatted_20_Text"><text:bookmark text:name="line-2201"/>#Here's an example of how your procedure should work on the test site: </text:p>
      <text:p text:style-name="Preformatted_20_Text"><text:bookmark text:name="line-2212"/></text:p>
      <text:p text:style-name="Preformatted_20_Text"><text:bookmark text:name="line-2221"/>#index, graph = crawl_web('http://udacity.com/cs101x/urank/index.html')</text:p>
      <text:p text:style-name="Preformatted_20_Text"><text:bookmark text:name="line-2231"/>#ranks = compute_ranks(graph)</text:p>
      <text:p text:style-name="Preformatted_20_Text"><text:bookmark text:name="line-2241"/></text:p>
      <text:p text:style-name="Preformatted_20_Text"><text:bookmark text:name="line-2251"/>#print lucky_search(index, ranks, 'Hummus')</text:p>
      <text:p text:style-name="Preformatted_20_Text"><text:bookmark text:name="line-2261"/>#&gt;&gt;&gt; http://udacity.com/cs101x/urank/kathleen.html</text:p>
      <text:p text:style-name="Preformatted_20_Text"><text:bookmark text:name="line-2271"/></text:p>
      <text:p text:style-name="Preformatted_20_Text"><text:bookmark text:name="line-2281"/>#print lucky_search(index, ranks, 'the')</text:p>
      <text:p text:style-name="P4"><text:bookmark text:name="line-2291"/>#&gt;&gt;&gt; http://udacity.com/cs101x/urank/nickel.html</text:p>
      <text:p text:style-name="P3">#print lucky_search(index, ranks, 'babaganoush')</text:p>
      <text:section text:style-name="Sect1" text:name="content">
        <text:p text:style-name="P8"><text:bookmark text:name="line-2321"/>#&gt;&gt;&gt; None</text:p>
        <text:p text:style-name="P1"><text:bookmark text:name="Unit_6_Challenge_Questions"/>Unit 6 Challenge Questions <text:bookmark text:name="line-610"/><text:bookmark text:name="line-512"/></text:p>
      </text:section>
      <text:p text:style-name="Standard"><text:bookmark text:name="Question_1_.2BIBM_Family_Trees_.281_Gold_Star.29"/><text:span text:style-name="T5">Question 1 – Family Trees</text:span><text:span text:style-name="T7">:</text:span> In the lecture, we showed a recursive definition for your ancestors. For <text:tab/>this question, your goal is to define a procedure that finds someone's ancestors, given a <text:tab/>Dictionary that provides the parent relationships. Here's an example of an input Dictionary: </text:p>
      <text:p text:style-name="Standard"><text:bookmark text:name="line-1013"/></text:p>
      <text:p text:style-name="Preformatted_20_Text"><text:bookmark text:name="line-1113"/>ada_family = { 'Judith Blunt-Lytton': ['Anne Isabella Blunt', 'Wilfrid Scawen Blunt'], </text:p>
      <text:p text:style-name="Preformatted_20_Text"><text:bookmark text:name="line-1213"/><text:s text:c="14"/>'Ada King-Milbanke': ['Ralph King-Milbanke', 'Fanny Heriot'], </text:p>
      <text:p text:style-name="Preformatted_20_Text"><text:bookmark text:name="line-1313"/><text:s text:c="14"/>'Ralph King-Milbanke': ['Augusta Ada King', 'William King-Noel'], </text:p>
      <text:p text:style-name="Preformatted_20_Text"><text:bookmark text:name="line-1413"/><text:s text:c="14"/>'Anne Isabella Blunt': ['Augusta Ada King', 'William King-Noel'], </text:p>
      <text:p text:style-name="Preformatted_20_Text"><text:bookmark text:name="line-1513"/><text:s text:c="14"/>'Byron King-Noel': ['Augusta Ada King', 'William King-Noel'], </text:p>
      <text:p text:style-name="Preformatted_20_Text"><text:bookmark text:name="line-1613"/><text:s text:c="14"/>'Augusta Ada King': ['Anne Isabella Milbanke', 'George Gordon Byron'], </text:p>
      <text:p text:style-name="Preformatted_20_Text"><text:bookmark text:name="line-1713"/><text:s text:c="14"/>'George Gordon Byron': ['Catherine Gordon', 'Captain John Byron'], </text:p>
      <text:p text:style-name="Preformatted_20_Text"><text:bookmark text:name="line-1813"/><text:s text:c="14"/>'John Byron': ['Vice-Admiral John Byron', 'Sophia Trevannion'] } </text:p>
      <text:p text:style-name="Standard"><text:bookmark text:name="line-1913"/></text:p>
      <text:p text:style-name="Standard">Define a procedure, ancestors(genealogy, person), that takes as its first input a Dictionary in the form given above, and as its second in put the name of a person. It should return a list giving all the known ancestors of the input person (this should be the empty list if there are none). The order of the list does not matter and duplicates will be ignored.</text:p>
      <text:p text:style-name="Preformatted_20_Text"><text:bookmark text:name="line-2512"/><text:s/></text:p>
      <text:p text:style-name="Preformatted_20_Text"/>
      <text:p text:style-name="Preformatted_20_Text"/>
      <text:p text:style-name="Preformatted_20_Text"/>
      <text:p text:style-name="Preformatted_20_Text"><text:soft-page-break/>def ancestors(genealogy, person):</text:p>
      <text:p text:style-name="Preformatted_20_Text"><text:s text:c="4"/>ancestry = []</text:p>
      <text:p text:style-name="Preformatted_20_Text"><text:s text:c="4"/>if person not in genealogy:</text:p>
      <text:p text:style-name="Preformatted_20_Text"><text:s text:c="8"/>return []</text:p>
      <text:p text:style-name="Preformatted_20_Text"><text:s text:c="4"/>else: <text:s text:c="7"/></text:p>
      <text:p text:style-name="Preformatted_20_Text"><text:s text:c="7"/>for p in genealogy[person]: <text:s text:c="15"/></text:p>
      <text:p text:style-name="Preformatted_20_Text"><text:s text:c="11"/>ancestry = ancestry +[p]+ ancestors(genealogy, p)</text:p>
      <text:p text:style-name="Preformatted_20_Text"><text:s text:c="4"/>return ancestry</text:p>
      <text:p text:style-name="Preformatted_20_Text"><text:bookmark text:name="line-2712"/></text:p>
      <text:p text:style-name="Preformatted_20_Text"><text:bookmark text:name="line-2812"/></text:p>
      <text:p text:style-name="Preformatted_20_Text"><text:bookmark text:name="line-3312"/>#Here are some examples:</text:p>
      <text:p text:style-name="Preformatted_20_Text"><text:bookmark text:name="line-3412"/></text:p>
      <text:p text:style-name="Preformatted_20_Text"><text:bookmark text:name="line-3512"/>#print ancestors(ada_family, 'Augusta Ada King')</text:p>
      <text:p text:style-name="Preformatted_20_Text"><text:bookmark text:name="line-3612"/>#&gt;&gt;&gt; ['Anne Isabella Milbanke', 'George Gordon Byron', </text:p>
      <text:p text:style-name="Preformatted_20_Text"><text:bookmark text:name="line-3712"/># <text:s text:c="3"/>'Catherine Gordon','Captain John Byron']</text:p>
      <text:p text:style-name="Preformatted_20_Text"/>
      <text:p text:style-name="Standard">How the procedure works on the example above: </text:p>
      <text:p text:style-name="Standard">&gt; 1<text:span text:style-name="T21">st</text:span> call to ancestors is in ancestors(ada_family, 'Ada Augusta King')</text:p>
      <text:p text:style-name="Standard"><text:tab/>* person = AAK</text:p>
      <text:p text:style-name="Standard"><text:tab/>* ancestry = []</text:p>
      <text:p text:style-name="Standard"><text:tab/>* person <text:span text:style-name="T8">is in genealogy, so proceed to else statement</text:span></text:p>
      <text:p text:style-name="Standard"><text:span text:style-name="T8"><text:tab/>* genealogy[AAK] = [AIM, GGB]</text:span></text:p>
      <text:p text:style-name="Standard"><text:span text:style-name="T8"><text:tab/>* for p in genealogy [AAK]:</text:span></text:p>
      <text:p text:style-name="Standard"><text:span text:style-name="T8"><text:tab/><text:tab/>** ancestry = ancestry + [p] + ancestors(genealogy, p)</text:span></text:p>
      <text:p text:style-name="Standard"><text:span text:style-name="T8">&gt;2</text:span><text:span text:style-name="T22">nd</text:span><text:span text:style-name="T8"> call to ancestors is for AIM, to satisfy the assignment for “ancestry in the line above” for the <text:tab/></text:span><text:span text:style-name="T10">first</text:span><text:span text:style-name="T8"> p in genealogy[AAK]</text:span></text:p>
      <text:p text:style-name="Standard"><text:span text:style-name="T8"><text:tab/>* person = AIM</text:span></text:p>
      <text:p text:style-name="Standard"><text:span text:style-name="T8"><text:tab/>* ancestry = []</text:span></text:p>
      <text:p text:style-name="Standard"><text:span text:style-name="T8"><text:tab/>* person NOT in genealogy – we know nothing about AIM's parents – so return []</text:span></text:p>
      <text:p text:style-name="Standard"><text:span text:style-name="T8"><text:tab/><text:tab/>** this is a base case for this line – for AIM, ancestry = AIM + []</text:span></text:p>
      <text:p text:style-name="Standard"><text:bookmark text:name="line-3812"/>&gt;3<text:span text:style-name="T21">rd</text:span> call to ancestors is for GGB, t<text:span text:style-name="T8">o satisfy the assignment for “ancestry in the line above” for the <text:tab/></text:span><text:span text:style-name="T10">second</text:span><text:span text:style-name="T8"> p in genealogy[AAK]</text:span></text:p>
      <text:p text:style-name="Standard"><text:span text:style-name="T8"><text:tab/>* person = GGB</text:span></text:p>
      <text:p text:style-name="Standard"><text:span text:style-name="T8"><text:tab/>* ancestry = [AIM]</text:span><text:span text:style-name="T8"><office:annotation><dc:creator>Unknown Author</dc:creator><dc:date>2012-07-12T12:30:05.18</dc:date><text:p text:style-name="P14"><text:span text:style-name="T33">This value of ancestry does not get passed down – it waits here until it gets re-encountered in recursion</text:span></text:p></office:annotation></text:span></text:p>
      <text:p text:style-name="Standard"><text:span text:style-name="T8"><text:tab/>* person is in genealogy, so proceed to else statement</text:span></text:p>
      <text:p text:style-name="Standard"><text:span text:style-name="T8"><text:tab/>* genealogy[GGB] = [CG, Cpt. JB]</text:span></text:p>
      <text:p text:style-name="P9">&gt;4<text:span text:style-name="T21">th</text:span> call to ancestors is for CG, to satisfy the assignment for “ancestry” in call 3 for the <text:span text:style-name="T1">first</text:span> p in <text:tab/>genealogy[GGB]</text:p>
      <text:p text:style-name="P9"><text:tab/>* person = CG</text:p>
      <text:p text:style-name="P9"><text:tab/>* person NOT in genealogy, so return []</text:p>
      <text:p text:style-name="P9"><text:tab/>* ancestry = [CG]</text:p>
      <text:p text:style-name="P9">&gt; 5<text:span text:style-name="T21">th</text:span> call to ancestors for Cpt. JB, to satisfy the assignment for “ancestry” in call 3 for the <text:span text:style-name="T1">second</text:span> p <text:tab/>in genealogy[GGB]</text:p>
      <text:p text:style-name="P9"><text:tab/>* person = Cpt. JB</text:p>
      <text:p text:style-name="P9"><text:tab/>* person NOT in genealogy, so return []</text:p>
      <text:p text:style-name="P9"><text:tab/>* ancestry = [CG, Cpt. JB]</text:p>
      <text:p text:style-name="P9">&gt;Now all ancestors have been traced back to [] – as far as they can go</text:p>
      <text:p text:style-name="P9">&gt;ancestry currently = [CG, Cpt. JB] – it contains all the people who had no further ancestors</text:p>
      <text:p text:style-name="P9"><text:tab/>&gt;&gt; ancestors (genealogy, PERSON) for these individuals = []</text:p>
      <text:p text:style-name="P9"><text:tab/>&gt;&gt; so ancestry = ancestry + [p] + ancestors(genealogy, person) has created a list containing <text:tab/><text:tab/>nothing but these people so far, because all the data there has been to contribute <text:tab/><text:tab/><text:tab/>is adding [p]</text:p>
      <text:p text:style-name="P9">&gt; This value of ancestry is returned to call 3</text:p>
      <text:p text:style-name="P9"><text:tab/>&gt;&gt; ancestry = [AIM] + GGB + [CG, Cpt. JB] ( the last list is the value for ancestors <text:tab/><text:tab/><text:tab/>(genealogy, GGB)) <text:s/>– so ancestry now = [AIM, GGB, CG, Cpt. JB]</text:p>
      <text:p text:style-name="P9"><text:soft-page-break/>&gt; This value of ancestry is returned to call 2, where ancestry currently = [AIM]</text:p>
      <text:p text:style-name="P9"><text:tab/>&gt;&gt; ancestry has already been called and ended in [] for this individual, so for this line, i.e., <text:tab/><text:tab/>code in red has already been executed, and this step is waiting around for the return <text:tab/><text:tab/>of ancestry from the steps below</text:p>
      <text:p text:style-name="P9"><text:tab/><text:tab/><text:tab/>ancestry = ancestry + <text:span text:style-name="T28">[p] + ancestors(genealogy, person)</text:span><text:span text:style-name="T28"><office:annotation><dc:creator>Unknown Author</dc:creator><dc:date>2012-07-12T12:34:04.06</dc:date><text:p text:style-name="P14"><text:span text:style-name="T33">This part with AIM gets a little odd – remember that the base case has already been reached here, and this line of code has already been executed</text:span></text:p></office:annotation></text:span></text:p>
      <text:p text:style-name="P9"><text:span text:style-name="T28"><text:tab/></text:span><text:span text:style-name="T30">&gt;&gt; so here, ancestry = ancestry</text:span></text:p>
      <text:p text:style-name="P11"><text:tab/>&gt;&gt; the value returned from the 3<text:span text:style-name="T21">rd</text:span> call is [AIM, GGB, CG, Cpt. JB], which is the complete <text:tab/><text:tab/>ancestry, so the fact that ancestry is equal to itself makes good sense</text:p>
      <text:p text:style-name="P11">&gt;This value of ancestry is returned to call one, and the procedure is complete</text:p>
      <text:p text:style-name="P10"/>
      <text:p text:style-name="P10"/>
      <text:p text:style-name="Preformatted_20_Text"><text:bookmark text:name="line-3912"/>#print ancestors(ada_family, 'Judith Blunt-Lytton')</text:p>
      <text:p text:style-name="Preformatted_20_Text"><text:bookmark text:name="line-403"/>#&gt;&gt;&gt; ['Anne Isabella Blunt', 'Wilfrid Scawen Blunt', 'Augusta Ada King', </text:p>
      <text:p text:style-name="Preformatted_20_Text"><text:bookmark text:name="line-415"/># <text:s text:c="3"/>'William King-Noel', 'Anne Isabella Milbanke', 'George Gordon Byron', </text:p>
      <text:p text:style-name="Preformatted_20_Text"><text:bookmark text:name="line-423"/># <text:s text:c="3"/>'Catherine Gordon', 'Captain John Byron']</text:p>
      <text:p text:style-name="Preformatted_20_Text"><text:bookmark text:name="line-433"/></text:p>
      <text:p text:style-name="Preformatted_20_Text"><text:bookmark text:name="line-443"/>#print ancestors(ada_family, 'Dave')</text:p>
      <text:p text:style-name="P4"><text:bookmark text:name="line-453"/>#&gt;&gt;&gt; []</text:p>
      <text:p text:style-name="P4">ANSWER</text:p>
      <text:p text:style-name="Standard"><draw:frame draw:style-name="fr1" draw:name="graphics7" text:anchor-type="paragraph" svg:width="16.986cm" svg:height="3.971cm" draw:z-index="6"><draw:image xlink:href="Pictures/200000070000425B00000F8232D28D54.svm" xlink:type="simple" xlink:show="embed" xlink:actuate="onLoad"/></draw:frame></text:p>
      <text:p text:style-name="Standard"><text:bookmark text:name="Question_2_.2BIBM_Khayyam_Triangle_.282_Gold_Star.29"/><text:bookmark text:name="line-572"/><text:bookmark text:name="line-562"/><text:span text:style-name="T4">Question 2 – Khayyam Triangle</text:span> (2 Gold Star): The French mathematician, Blaise Pascal, who built a mechanical computer in the 17th century, studied a pattern of numbers now commonly known in parts of the world as Pascal's Triangle (it was also previously studied by many Indian,</text:p>
      <text:p text:style-name="Standard">Chinese, and Persian mathematicians, and is known by different names in other parts of the world).</text:p>
      <text:p text:style-name="Standard">The pattern is shown below:</text:p>
      <text:p text:style-name="Preformatted_20_Text"><text:bookmark text:name="line-12-11"/></text:p>
      <text:p text:style-name="Preformatted_20_Text"><text:bookmark text:name="line-13-11"/># <text:s text:c="19"/>1</text:p>
      <text:p text:style-name="Preformatted_20_Text"><text:bookmark text:name="line-14-11"/># <text:s text:c="18"/>1 1</text:p>
      <text:p text:style-name="Preformatted_20_Text"><text:bookmark text:name="line-15-11"/># <text:s text:c="17"/>1 2 1</text:p>
      <text:p text:style-name="Preformatted_20_Text"><text:bookmark text:name="line-16-11"/># <text:s text:c="16"/>1 3 3 1</text:p>
      <text:p text:style-name="Preformatted_20_Text"><text:bookmark text:name="line-17-11"/># <text:s text:c="15"/>1 4 6 4 1</text:p>
      <text:p text:style-name="Preformatted_20_Text"><text:bookmark text:name="line-18-11"/># <text:s text:c="18"/>...</text:p>
      <text:p text:style-name="Preformatted_20_Text"><text:bookmark text:name="line-19-11"/></text:p>
      <text:p text:style-name="Standard">Each number is the sum of the number above it to the left and the number above it to the right (any missing numbers are counted as 0). Define a procedure,<text:span text:style-name="T1"> triangle(n)</text:span>, that <text:span text:style-name="T27">takes a number n as its input, and returns a list of the first n rows in the triangle.</text:span> Each element of the returned list should be a list of the numbers at the corresponding row in the triangle.</text:p>
      <text:p text:style-name="Preformatted_20_Text"><text:bookmark text:name="line-30-11"/></text:p>
      <text:p text:style-name="Preformatted_20_Text"><text:bookmark text:name="line-31-11"/>def triangle(n):</text:p>
      <text:p text:style-name="Preformatted_20_Text"><text:s text:c="4"/>whole_triangle = []</text:p>
      <text:p text:style-name="Preformatted_20_Text"><text:tab/><text:span text:style-name="T11">#this will collect each row-list as it is made in the else statement below</text:span></text:p>
      <text:p text:style-name="Preformatted_20_Text"><text:s text:c="4"/>no_of_rows = range(0,n+1)[1:]<office:annotation><dc:creator>Unknown Author</dc:creator><dc:date>2012-07-12T19:18:46.29</dc:date><text:p text:style-name="P14"><text:span text:style-name="T33">Range(1,n)</text:span></text:p></office:annotation></text:p>
      <text:p text:style-name="Preformatted_20_Text"><text:tab/><text:span text:style-name="T11">#this creates a list of values [1, … n] that can be passed in as “decoy” n <text:tab/>#values in the “make row” procedure below</text:span></text:p>
      <text:p text:style-name="Preformatted_20_Text"><text:s text:c="4"/>place = 0</text:p>
      <text:p text:style-name="Preformatted_20_Text"><text:tab/><text:span text:style-name="T11">#this initializes the index value for he relevant place in no_of_rows</text:span></text:p>
      <text:p text:style-name="Preformatted_20_Text"><text:s text:c="4"/>for item in no_of_rows: </text:p>
      <text:p text:style-name="Preformatted_20_Text"><text:soft-page-break/><text:tab/><text:span text:style-name="T11">#for each value in the list no_of_rows: </text:span></text:p>
      <text:p text:style-name="Preformatted_20_Text"><text:s text:c="8"/>row_value = no_of_rows[place]</text:p>
      <text:p text:style-name="Preformatted_20_Text"><text:tab/><text:tab/><text:span text:style-name="T11">#row_value will equal the number at that place in no_of rows – e.g., <text:tab/><text:tab/>#for no_of_rows[0], row_value = 1</text:span></text:p>
      <text:p text:style-name="Preformatted_20_Text"><text:s text:c="8"/>list = [1]</text:p>
      <text:p text:style-name="Preformatted_20_Text"><text:tab/><text:tab/><text:span text:style-name="T11">#this list collects the values for a given row – put one in to <text:tab/><text:tab/><text:tab/>#start, then add others as needed</text:span></text:p>
      <text:p text:style-name="Preformatted_20_Text"><text:s text:c="8"/>if row_value == 0:</text:p>
      <text:p text:style-name="Preformatted_20_Text"><text:s text:c="12"/>return []</text:p>
      <text:p text:style-name="Preformatted_20_Text"><text:s text:c="8"/>else:</text:p>
      <text:p text:style-name="Preformatted_20_Text"><text:s text:c="12"/>cols = range(0,row_value)[1:]</text:p>
      <text:p text:style-name="Preformatted_20_Text"><text:tab/><text:tab/><text:tab/><text:span text:style-name="T11">#this is analogous to the code above, but just to collect a <text:tab/><text:tab/><text:tab/>#single row, rather than the whole triangle – this list will <text:tab/><text:tab/><text:tab/>#provide the cell no. values (^c) for the equation V^c = <text:tab/><text:tab/><text:tab/><text:tab/>#previous cell value * (row value – c)/c</text:span></text:p>
      <text:p text:style-name="Preformatted_20_Text"><text:s text:c="12"/>prev_cell = 1</text:p>
      <text:p text:style-name="Preformatted_20_Text"><text:tab/><text:tab/><text:tab/><text:span text:style-name="T11">#value of previous cell initialized to 1, so that the equation <text:tab/><text:tab/><text:tab/>#described above doesn't go into negative numbers – I think <text:tab/><text:tab/><text:tab/>#this might be unnecessary, given how I've set up the ranges</text:span></text:p>
      <text:p text:style-name="Preformatted_20_Text"><text:s text:c="12"/>p = 0</text:p>
      <text:p text:style-name="Preformatted_20_Text"><text:tab/><text:tab/><text:tab/><text:span text:style-name="T11">#initialize index place for cols to 0</text:span></text:p>
      <text:p text:style-name="Preformatted_20_Text"><text:s text:c="12"/>for item in cols:</text:p>
      <text:p text:style-name="Preformatted_20_Text"><text:tab/><text:tab/><text:tab/><text:span text:style-name="T11">#for each number in the list cols </text:span></text:p>
      <text:p text:style-name="Preformatted_20_Text"><text:s text:c="16"/>col_specific = cols[p]</text:p>
      <text:p text:style-name="Preformatted_20_Text"><text:tab/><text:tab/><text:tab/><text:span text:style-name="T11">#identifies the relevant c value</text:span></text:p>
      <text:p text:style-name="Preformatted_20_Text"><text:s text:c="16"/>current_cell = prev_cell * (float(row_value - col_specific) / col_specific)</text:p>
      <text:p text:style-name="Preformatted_20_Text"><text:tab/><text:tab/><text:tab/><text:span text:style-name="T11">#applies the equation described above – note use of float to <text:tab/><text:tab/><text:tab/>#overcome division problems</text:span></text:p>
      <text:p text:style-name="Preformatted_20_Text"><text:s text:c="16"/>list.append(int(current_cell))</text:p>
      <text:p text:style-name="Preformatted_20_Text"><text:tab/><text:tab/><text:tab/><text:span text:style-name="T11">#appends the value to the growing list representing the values <text:tab/><text:tab/><text:tab/>#in this row – note use of int to convert 1.0 to 1 etc.</text:span></text:p>
      <text:p text:style-name="Preformatted_20_Text"><text:s text:c="16"/>prev_cell = current_cell</text:p>
      <text:p text:style-name="Preformatted_20_Text"><text:tab/><text:tab/><text:tab/><text:span text:style-name="T11">#sets value of previous cell to that of the cell just defined, <text:tab/><text:tab/><text:tab/>#so that we can use it in the next round of applying the <text:tab/><text:tab/><text:tab/><text:tab/>#equation </text:span></text:p>
      <text:p text:style-name="Preformatted_20_Text"><text:s text:c="16"/>p = p + 1</text:p>
      <text:p text:style-name="Preformatted_20_Text"><text:tab/><text:tab/><text:tab/><text:span text:style-name="T11">#bumps the index place in cols forward one, so that <text:tab/><text:tab/><text:tab/><text:tab/><text:tab/>#col_specific advances by one, and the ^c value changes for <text:tab/><text:tab/><text:tab/>#the next iteration of the equation</text:span></text:p>
      <text:p text:style-name="Preformatted_20_Text"><text:s text:c="8"/>whole_triangle.append(list)</text:p>
      <text:p text:style-name="Preformatted_20_Text"><text:tab/><text:tab/><text:span text:style-name="T11">#when the list for a given row is complete, append it to <text:tab/><text:tab/><text:tab/><text:tab/>#whole_triangle</text:span></text:p>
      <text:p text:style-name="Preformatted_20_Text"><text:s text:c="8"/>place = place + 1</text:p>
      <text:p text:style-name="Preformatted_20_Text"><text:tab/><text:tab/><text:span text:style-name="T11">#advance place by 1 so that the “decoy” n going into the “make row” <text:tab/><text:tab/>#procedure advances by 1</text:span></text:p>
      <text:p text:style-name="Preformatted_20_Text"><text:s text:c="4"/>return whole_triangle</text:p>
      <text:p text:style-name="Preformatted_20_Text"><text:bookmark text:name="line-32-11"/></text:p>
      <text:p text:style-name="Preformatted_20_Text"><text:bookmark text:name="line-33-11"/></text:p>
      <text:p text:style-name="Preformatted_20_Text"><text:bookmark text:name="line-34-11"/>#For example:</text:p>
      <text:p text:style-name="Preformatted_20_Text"><text:bookmark text:name="line-35-11"/></text:p>
      <text:p text:style-name="Preformatted_20_Text"><text:bookmark text:name="line-36-11"/>#print triangle(0)</text:p>
      <text:p text:style-name="Preformatted_20_Text"><text:bookmark text:name="line-37-11"/>#&gt;&gt;&gt; []</text:p>
      <text:p text:style-name="Preformatted_20_Text"><text:bookmark text:name="line-38-11"/></text:p>
      <text:p text:style-name="Preformatted_20_Text"><text:bookmark text:name="line-39-11"/>#print triangle(1)</text:p>
      <text:p text:style-name="Preformatted_20_Text"><text:bookmark text:name="line-40-11"/>#&gt;&gt;&gt; [[1]]</text:p>
      <text:p text:style-name="Preformatted_20_Text"><text:bookmark text:name="line-41-11"/></text:p>
      <text:p text:style-name="Preformatted_20_Text"><text:bookmark text:name="line-42-11"/>#print triangle(2)</text:p>
      <text:p text:style-name="Preformatted_20_Text"><text:bookmark text:name="line-43-11"/>#&gt;&gt; [[1], [1, 1]]</text:p>
      <text:p text:style-name="Preformatted_20_Text"><text:bookmark text:name="line-44-11"/></text:p>
      <text:p text:style-name="Preformatted_20_Text"><text:bookmark text:name="line-45-11"/>#print triangle(3)</text:p>
      <text:p text:style-name="Preformatted_20_Text"><text:bookmark text:name="line-463"/>#&gt;&gt;&gt; [[1], [1, 1], [1, 2, 1]]</text:p>
      <text:p text:style-name="Preformatted_20_Text"><text:bookmark text:name="line-473"/></text:p>
      <text:p text:style-name="Preformatted_20_Text"><text:bookmark text:name="line-483"/>#print triangle(6)</text:p>
      <text:p text:style-name="P4"><text:bookmark text:name="line-493"/><text:soft-page-break/>#&gt;&gt;&gt; [[1], [1, 1], [1, 2, 1], [1, 3, 3, 1], [1, 4, 6, 4, 1], [1, 5, 10, 10, 5, 1]]</text:p>
      <text:p text:style-name="P4"><draw:frame draw:style-name="fr1" draw:name="graphics11" text:anchor-type="paragraph" svg:width="7.146cm" svg:height="7.886cm" draw:z-index="9"><draw:image xlink:href="Pictures/2000000700001BE900001ECEE5E4E799.svm" xlink:type="simple" xlink:show="embed" xlink:actuate="onLoad"/></draw:frame></text:p>
      <text:p text:style-name="Standard"><text:bookmark text:name="Question_3_.2BIBM_Only_a_little_lucky_.283_Gold_Stars.29"/><text:bookmark text:name="line-1114"/><text:bookmark text:name="line-1102"/><text:span text:style-name="T4">Question 3 – Only a little lucky </text:span>(3 Gold Stars): The Feeling Lucky question (from the regular homework) assumed it was enough to find the best-ranked page for a given query. For most queries, though, we don't just want the best page (according to the page ranking algorithm), we want a list of many pages that match the query, ordered from the most likely to be useful to the least likely. Your goal for this question is to define a procedure, ordered_search(index, ranks, keyword), that takes the same inputs as lucky_search from Question 5, but returns an ordered list of all the URLs that match the query.</text:p>
      <text:p text:style-name="Standard"><text:tab/>To order the pages, use the quicksort algorithm, invented by Sir Tony Hoare in 1959. Quicksort provides a way to sort any list of data, using an expected number of comparisons that scales as n log n where n is the number of elements in the list.</text:p>
      <text:p text:style-name="Standard"><text:tab/>The idea of quicksort is quite simple: If the list has zero or one elements, it is already sorted. Otherwise, pick a pivot element, and split the list into two partitions: one contains all the elements equal to or lower than the value of the pivot element, and the other contains all the elements that are greater than the pivot element. Recursively sort each of the sub-lists, and then return the result of concatenating the sorted left sub-list, the pivot element, and the sorted right sub-list.</text:p>
      <text:p text:style-name="Standard"><text:tab/>For simplicity, use the first element in the list as your pivot element (this is not usually a good choice, since it means if the input list is already nearly sorted, the actual work will be much worse than expected).</text:p>
      <text:p text:style-name="P2"/>
      <text:p text:style-name="P2">def quicksort(list):</text:p>
      <text:p text:style-name="P2"><text:s text:c="4"/>higher = []</text:p>
      <text:p text:style-name="P2"><text:s text:c="4"/>lower = []</text:p>
      <text:p text:style-name="P2"><text:s text:c="4"/>if len(list) == 0: </text:p>
      <text:p text:style-name="P2"><text:s text:c="8"/>return list</text:p>
      <text:p text:style-name="P2"><text:s text:c="4"/>if len(list) == 1: </text:p>
      <text:p text:style-name="P2"><text:s text:c="8"/>return list</text:p>
      <text:p text:style-name="P2"><text:s text:c="4"/>else: </text:p>
      <text:p text:style-name="P2"><text:s text:c="8"/>pivot = list[0]</text:p>
      <text:p text:style-name="P2"><text:s text:c="8"/>for e in list: </text:p>
      <text:p text:style-name="P2"><text:s text:c="12"/>if e &gt; pivot: </text:p>
      <text:p text:style-name="P2"><text:s text:c="16"/>higher.append(e)</text:p>
      <text:p text:style-name="P2"><text:s text:c="12"/>if e &lt; pivot: </text:p>
      <text:p text:style-name="P2"><text:s text:c="16"/>lower.append(e)</text:p>
      <text:p text:style-name="P2"><text:s text:c="8"/>return quicksort(higher)+ [pivot] + quicksort(lower)<office:annotation><dc:creator>Unknown Author</dc:creator><dc:date>2012-07-12T11:55:05.90</dc:date><text:p text:style-name="P14"><text:span text:style-name="T33">This was originally return lower + pivot + highest, but that gives the results ranging from lowest to highest – here we need the reverse, so I reversed “lower” and “higher” in this line of code</text:span></text:p></office:annotation></text:p>
      <text:p text:style-name="P6"><text:s text:c="12"/></text:p>
      <text:p text:style-name="P6"><text:soft-page-break/></text:p>
      <text:p text:style-name="P6">def ordered_search(index, ranks, keyword):</text:p>
      <text:p text:style-name="P6"><text:s text:c="4"/>rankings = []</text:p>
      <text:p text:style-name="P6"><text:s text:c="4"/>coll_urls = []</text:p>
      <text:p text:style-name="P6"><text:s text:c="4"/>pages = lookup(index,keyword)</text:p>
      <text:p text:style-name="P6"><text:tab/><text:span text:style-name="T11">#returns index[keyword – </text:span><text:span text:style-name="T18">list of URLs associated with that keyword</text:span></text:p>
      <text:p text:style-name="P6"><text:s text:c="4"/>if not pages:</text:p>
      <text:p text:style-name="P6"><text:s text:c="8"/>return None</text:p>
      <text:p text:style-name="P6"><text:tab/><text:tab/><text:span text:style-name="T11">#</text:span><text:span text:style-name="T18">If there's no info for that keyword, return None</text:span></text:p>
      <text:p text:style-name="P6"><text:s text:c="4"/>for page in pages:</text:p>
      <text:p text:style-name="P6"><text:tab/><text:tab/><text:span text:style-name="T11">#</text:span><text:span text:style-name="T18">For each URL in the list of assoc URLs</text:span></text:p>
      <text:p text:style-name="P6"><text:s text:c="8"/>rankings.append(ranks[page])</text:p>
      <text:p text:style-name="P6"><text:tab/><text:tab/><text:tab/><text:span text:style-name="T11">#</text:span><text:span text:style-name="T18">Append the ranking number to the list rankings</text:span></text:p>
      <text:p text:style-name="P6"><text:s text:c="4"/>rankings = quicksort(rankings)</text:p>
      <text:p text:style-name="P6"><text:tab/><text:tab/><text:span text:style-name="T11">#Once all rankings are appended, s</text:span><text:span text:style-name="T18">ort the rankings from highest to lowest</text:span></text:p>
      <text:p text:style-name="P6"><text:s text:c="4"/>for num in rankings:</text:p>
      <text:p text:style-name="P6"><text:tab/><text:tab/><text:span text:style-name="T11">#</text:span><text:span text:style-name="T18">For each number in the list of rankings</text:span></text:p>
      <text:p text:style-name="P6"><text:s text:c="8"/>for url in ranks:</text:p>
      <text:p text:style-name="P6"><text:tab/><text:tab/><text:tab/><text:span text:style-name="T11">#</text:span><text:span text:style-name="T18">And for each “key” URL in the ranks dictionary</text:span></text:p>
      <text:p text:style-name="P6"><text:s text:c="12"/>if ranks[url] == num:</text:p>
      <text:p text:style-name="P6"><text:tab/><text:tab/><text:tab/><text:tab/><text:span text:style-name="T11">#</text:span><text:span text:style-name="T18">If the ranking for that URL is the same as the rank returned <text:tab/><text:tab/><text:tab/><text:tab/>#for a given URL from a URL: ranking pair in the ranks <text:tab/><text:tab/><text:tab/><text:tab/><text:tab/>#dictionary</text:span></text:p>
      <text:p text:style-name="P6"><text:s text:c="16"/>if url in pages:</text:p>
      <text:p text:style-name="P6"><text:tab/><text:tab/><text:tab/><text:tab/><text:span text:style-name="T11">#</text:span><text:span text:style-name="T18">AND that URL is in the list of pages associated with the <text:tab/><text:tab/><text:tab/><text:tab/><text:tab/>#relevant keyword – This makes sure the URL is in the list of <text:tab/><text:tab/><text:tab/><text:tab/>#URLs associated with the keyword – originally, the code did <text:tab/><text:tab/><text:tab/><text:tab/>#not have this step &amp; was including a page that was not listed <text:tab/><text:tab/><text:tab/><text:tab/>#for the keyword, but which HAD THE SAME RANKING as one that <text:tab/><text:tab/><text:tab/><text:tab/>#</text:span><text:span text:style-name="T19">was</text:span><text:span text:style-name="T20"> listed for the keyword; with this line, we include only <text:tab/><text:tab/><text:tab/><text:tab/>#those pages that have that ranking AND are included in the <text:tab/><text:tab/><text:tab/><text:tab/>#list of associated URLs</text:span></text:p>
      <text:p text:style-name="P6"><text:s text:c="20"/>coll_urls.append(url)</text:p>
      <text:p text:style-name="P6"><text:tab/><text:tab/><text:tab/><text:tab/><text:tab/><text:span text:style-name="T11">#</text:span><text:span text:style-name="T18">Then add that URL the list of collected URLs – since <text:tab/><text:tab/><text:tab/><text:tab/><text:tab/>#the procedure is going through the list of sorted <text:tab/><text:tab/><text:tab/><text:tab/><text:tab/><text:tab/>#rankings, and the URLs are returned in that order, they <text:tab/><text:tab/><text:tab/><text:tab/><text:tab/>#too will get sorted from highest to lowest ranked</text:span></text:p>
      <text:p text:style-name="P6"><text:s text:c="4"/>return coll_urls</text:p>
      <text:p text:style-name="P6"/>
      <text:p text:style-name="P12"><text:bookmark text:name="line-45-21"/>ANSWER</text:p>
      <text:p text:style-name="Standard"><draw:frame draw:style-name="fr2" draw:name="graphics8" text:anchor-type="paragraph" svg:width="15.716cm" svg:height="5.9cm" draw:z-index="7"><draw:image xlink:href="Pictures/2000000700003D650000170DDAF30954.svm" xlink:type="simple" xlink:show="embed" xlink:actuate="onLoad"/></draw:frame>&gt;The answer's quicksort has ranks built into it – that makes the ordered_search procedure very <text:tab/>short, but it also means that the quicksort procedure can't be swapped into a procedure that <text:tab/>doesn't use ranks – so maybe there are some advantages to doing it the way we did</text:p>
      <text:p text:style-name="Preformatted_20_Text"><draw:frame draw:style-name="fr2" draw:name="graphics9" text:anchor-type="paragraph" svg:width="7.752cm" svg:height="2.886cm" draw:z-index="8"><draw:image xlink:href="Pictures/2000000700001E4900000B45C74CD9FB.svm" xlink:type="simple" xlink:show="embed" xlink:actuate="onLoad"/></draw:frame><text:bookmark text:name="line-2514"/><text:soft-page-break/></text:p>
      <text:p text:style-name="Standard"><text:bookmark text:name="line-2522"/>&gt; Extra code needed for this problem is just the same as in “Feeling Lucky” problem above</text:p>
      <text:p text:style-name="Standard">&gt; Here are some example showing what ordered_search should do – observe that the result list is <text:tab/>sorted so the highest-ranking site is at the beginning of the list. Note: the intent of this <text:tab/>question is for students to write their own sorting code, not to use the built-in sort procedure.</text:p>
      <text:p text:style-name="Standard"><text:bookmark text:name="line-2592"/></text:p>
      <text:p text:style-name="Preformatted_20_Text"><text:bookmark text:name="line-2602"/>index, graph = crawl_web('http://udacity.com/cs101x/urank/index.html')</text:p>
      <text:p text:style-name="Preformatted_20_Text"><text:bookmark text:name="line-2614"/>ranks = compute_ranks(graph)</text:p>
      <text:p text:style-name="Preformatted_20_Text"><text:bookmark text:name="line-2622"/></text:p>
      <text:p text:style-name="Preformatted_20_Text"><text:bookmark text:name="line-2632"/>#print ordered_search(index, ranks, 'Hummus')</text:p>
      <text:p text:style-name="Preformatted_20_Text"><text:bookmark text:name="line-2642"/>#&gt;&gt;&gt; ['http://udacity.com/cs101x/urank/kathleen.html', </text:p>
      <text:p text:style-name="Preformatted_20_Text"><text:bookmark text:name="line-2652"/># <text:s text:c="3"/>'http://udacity.com/cs101x/urank/nickel.html', </text:p>
      <text:p text:style-name="Preformatted_20_Text"><text:bookmark text:name="line-2662"/># <text:s text:c="3"/>'http://udacity.com/cs101x/urank/arsenic.html', </text:p>
      <text:p text:style-name="Preformatted_20_Text"><text:bookmark text:name="line-2672"/># <text:s text:c="3"/>'http://udacity.com/cs101x/urank/hummus.html', </text:p>
      <text:p text:style-name="Preformatted_20_Text"><text:bookmark text:name="line-2682"/># <text:s text:c="3"/>'http://udacity.com/cs101x/urank/index.html'] </text:p>
      <text:p text:style-name="Preformatted_20_Text"><text:bookmark text:name="line-2692"/></text:p>
      <text:p text:style-name="Preformatted_20_Text"><text:bookmark text:name="line-2702"/>#print ordered_search(index, ranks, 'the')</text:p>
      <text:p text:style-name="Preformatted_20_Text"><text:bookmark text:name="line-2714"/>#&gt;&gt;&gt; ['http://udacity.com/cs101x/urank/nickel.html', </text:p>
      <text:p text:style-name="Preformatted_20_Text"><text:bookmark text:name="line-2722"/># <text:s text:c="3"/>'http://udacity.com/cs101x/urank/arsenic.html', </text:p>
      <text:p text:style-name="Preformatted_20_Text"><text:bookmark text:name="line-2732"/># <text:s text:c="3"/>'http://udacity.com/cs101x/urank/hummus.html', </text:p>
      <text:p text:style-name="Preformatted_20_Text"><text:bookmark text:name="line-2742"/># <text:s text:c="3"/>'http://udacity.com/cs101x/urank/index.html']</text:p>
      <text:p text:style-name="Preformatted_20_Text"><text:bookmark text:name="line-2752"/></text:p>
      <text:p text:style-name="Preformatted_20_Text"><text:bookmark text:name="line-2762"/></text:p>
      <text:p text:style-name="Preformatted_20_Text"><text:bookmark text:name="line-2772"/>#print ordered_search(index, ranks, 'babaganoush')</text:p>
      <text:p text:style-name="Preformatted_20_Text"><text:bookmark text:name="line-2782"/>#&gt;&gt;&gt; None</text:p>
      <text:p text:style-name="Preformatted_20_Text"><text:bookmark text:name="line-2792"/></text:p>
      <text:p text:style-name="P4"><text:bookmark text:name="line-2802"/></text:p>
      <text:p text:style-name="Text_20_body"><text:bookmark text:name="line-281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6T16:30:33.90</meta:creation-date>
    <meta:generator>OpenOffice.org/3.3$Win32 OpenOffice.org_project/330m20$Build-9567</meta:generator>
    <dc:date>2012-07-12T19:57:29.12</dc:date>
    <meta:editing-duration>P1DT3H9M55S</meta:editing-duration>
    <meta:editing-cycles>67</meta:editing-cycles>
    <meta:document-statistic meta:table-count="0" meta:image-count="10" meta:object-count="0" meta:page-count="15" meta:paragraph-count="509" meta:word-count="4293" meta:character-count="27334"/>
  </office:meta>
</office:document-meta>
</file>